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achlieli CLM1" svg:font-family="'Nachlieli CLM'"/>
    <style:font-face style:name="DejaVu Sans Mono" svg:font-family="'DejaVu Sans Mono'" style:font-family-generic="modern" style:font-pitch="fixed"/>
    <style:font-face style:name="DejaVu Sans Mono1" svg:font-family="'DejaVu Sans Mono'"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achlieli CLM" svg:font-family="'Nachlieli CLM'" style:font-family-generic="system" style:font-pitch="variable"/>
    <style:font-face style:name="WenQuanYi Micro Hei" svg:font-family="'WenQuanYi Micro Hei'" style:font-family-generic="system" style:font-pitch="variable"/>
  </office:font-face-decls>
  <office:automatic-styles>
    <style:style style:name="Table3" style:family="table">
      <style:table-properties style:width="6.9097in" table:align="right"/>
    </style:style>
    <style:style style:name="Table3.A" style:family="table-column">
      <style:table-column-properties style:column-width="6.9097in"/>
    </style:style>
    <style:style style:name="Table3.A1" style:family="table-cell">
      <style:table-cell-properties fo:padding="0.0382in" fo:border="0.05pt solid #000000"/>
    </style:style>
    <style:style style:name="Table3.A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1" style:family="table">
      <style:table-properties style:width="6.9097in" table:align="right"/>
    </style:style>
    <style:style style:name="Table1.A" style:family="table-column">
      <style:table-column-properties style:column-width="6.9097in"/>
    </style:style>
    <style:style style:name="Table1.A1" style:family="table-cell">
      <style:table-cell-properties fo:padding="0.0382in" fo:border="0.05pt solid #000000"/>
    </style:style>
    <style:style style:name="Table1.A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2" style:family="table">
      <style:table-properties style:width="6.9097in" table:align="right"/>
    </style:style>
    <style:style style:name="Table2.A" style:family="table-column">
      <style:table-column-properties style:column-width="6.9097in"/>
    </style:style>
    <style:style style:name="Table2.A1" style:family="table-cell">
      <style:table-cell-properties fo:padding="0.0382in" fo:border="0.05pt solid #000000"/>
    </style:style>
    <style:style style:name="Table2.A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4" style:family="table">
      <style:table-properties style:width="6.9097in" table:align="right"/>
    </style:style>
    <style:style style:name="Table4.A" style:family="table-column">
      <style:table-column-properties style:column-width="6.9097in"/>
    </style:style>
    <style:style style:name="Table4.A1" style:family="table-cell">
      <style:table-cell-properties fo:padding="0.0382in" fo:border="0.05pt solid #000000"/>
    </style:style>
    <style:style style:name="Table4.A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5" style:family="table">
      <style:table-properties style:width="6.9097in" table:align="right"/>
    </style:style>
    <style:style style:name="Table5.A" style:family="table-column">
      <style:table-column-properties style:column-width="6.9097in"/>
    </style:style>
    <style:style style:name="Table5.A1" style:family="table-cell">
      <style:table-cell-properties fo:padding="0.0382in" fo:border="0.05pt solid #000000"/>
    </style:style>
    <style:style style:name="Table5.A2" style:family="table-cell">
      <style:table-cell-properties fo:background-color="#dddddd" fo:padding="0.0382in" fo:border-left="0.05pt solid #000000" fo:border-right="0.05pt solid #000000" fo:border-top="none" fo:border-bottom="0.05pt solid #000000">
        <style:background-image/>
      </style:table-cell-properties>
    </style:style>
    <style:style style:name="P1"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7ec52" officeooo:paragraph-rsid="0017ec52" style:font-size-asian="12pt" style:font-weight-asian="normal" style:font-size-complex="12pt" style:font-weight-complex="normal"/>
    </style:style>
    <style:style style:name="P2" style:family="paragraph" style:parent-style-name="Standard">
      <style:paragraph-properties fo:text-align="center" style:justify-single-word="false"/>
      <style:text-properties style:text-line-through-style="none" style:text-line-through-type="none" style:font-name="DejaVu Sans" fo:font-size="12pt" style:text-underline-style="none" fo:font-weight="normal" officeooo:rsid="0017ec52" officeooo:paragraph-rsid="0017ec52"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aeb29" officeooo:paragraph-rsid="001da29c"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aeb29" officeooo:paragraph-rsid="001dfcef"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e160d" officeooo:paragraph-rsid="001e160d"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e160d" officeooo:paragraph-rsid="001f4e8e"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e160d" officeooo:paragraph-rsid="00214d70"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e160d" officeooo:paragraph-rsid="002bb3de"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e160d" officeooo:paragraph-rsid="002c9536"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dfcef" officeooo:paragraph-rsid="001dfcef"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2a2e18" officeooo:paragraph-rsid="002bb3de"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359ef5" officeooo:paragraph-rsid="00359ef5"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3a0142" officeooo:paragraph-rsid="003a0142"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387c34" officeooo:paragraph-rsid="00649caf"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387c34" officeooo:paragraph-rsid="00691dc4"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387c34" officeooo:paragraph-rsid="006cc01b"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3eacc2" officeooo:paragraph-rsid="003eacc2"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3d837a" officeooo:paragraph-rsid="00400698"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471dda" officeooo:paragraph-rsid="00471dda"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471dda" officeooo:paragraph-rsid="004ce2e7"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501721" officeooo:paragraph-rsid="00501721"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4ce2e7" officeooo:paragraph-rsid="004ce2e7"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743b56" officeooo:paragraph-rsid="00743b56"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7608e5" officeooo:paragraph-rsid="007608e5"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text-line-through-style="none" style:text-line-through-type="none" style:font-name="DejaVu Sans" fo:font-size="12pt" style:text-underline-style="solid" style:text-underline-width="auto" style:text-underline-color="font-color" fo:font-weight="bold" officeooo:rsid="0019d000" officeooo:paragraph-rsid="0019d000" style:font-size-asian="12pt" style:font-weight-asian="bold" style:font-size-complex="12pt" style:font-weight-complex="bold"/>
    </style:style>
    <style:style style:name="P26" style:family="paragraph" style:parent-style-name="Standard">
      <style:paragraph-properties fo:text-align="start" style:justify-single-word="false"/>
      <style:text-properties style:text-line-through-style="none" style:text-line-through-type="none" style:font-name="DejaVu Sans" fo:font-size="16pt" style:text-underline-style="none" fo:font-weight="normal" officeooo:rsid="0056cb4e" officeooo:paragraph-rsid="0056cb4e" style:font-size-asian="16pt" style:font-weight-asian="normal" style:font-size-complex="16pt" style:font-weight-complex="normal"/>
    </style:style>
    <style:style style:name="P27" style:family="paragraph" style:parent-style-name="Standard">
      <style:paragraph-properties fo:text-align="start" style:justify-single-word="false"/>
      <style:text-properties style:text-line-through-style="none" style:text-line-through-type="none" style:font-name="DejaVu Sans" fo:font-size="16pt" style:text-underline-style="none" fo:font-weight="normal" officeooo:rsid="0058868a" officeooo:paragraph-rsid="0058868a" style:font-size-asian="16pt" style:font-weight-asian="normal" style:font-size-complex="16pt" style:font-weight-complex="normal"/>
    </style:style>
    <style:style style:name="P28" style:family="paragraph" style:parent-style-name="Standard">
      <style:paragraph-properties fo:text-align="start" style:justify-single-word="false"/>
      <style:text-properties style:text-line-through-style="none" style:text-line-through-type="none" style:font-name="DejaVu Sans" fo:font-size="16pt" style:text-underline-style="none" fo:font-weight="normal" officeooo:rsid="00596a34" officeooo:paragraph-rsid="00596a34" style:font-size-asian="14pt" style:font-weight-asian="normal" style:font-size-complex="16pt" style:font-weight-complex="normal"/>
    </style:style>
    <style:style style:name="P29" style:family="paragraph" style:parent-style-name="Standard">
      <style:paragraph-properties fo:text-align="center" style:justify-single-word="false"/>
      <style:text-properties style:text-line-through-style="none" style:text-line-through-type="none" style:font-name="DejaVu Sans" fo:font-size="40pt" style:text-underline-style="none" fo:font-weight="bold" officeooo:rsid="00167286" officeooo:paragraph-rsid="0056cb4e" style:font-size-asian="40pt" style:font-weight-asian="bold" style:font-size-complex="40pt" style:font-weight-complex="bold"/>
    </style:style>
    <style:style style:name="P30" style:family="paragraph" style:parent-style-name="Standard">
      <style:paragraph-properties fo:text-align="center" style:justify-single-word="false"/>
      <style:text-properties style:text-line-through-style="none" style:text-line-through-type="none" style:font-name="DejaVu Sans" fo:font-size="32pt" style:text-underline-style="none" fo:font-weight="bold" officeooo:rsid="00167286" officeooo:paragraph-rsid="0056cb4e" style:font-size-asian="32pt" style:font-weight-asian="bold" style:font-size-complex="32pt" style:font-weight-complex="bold"/>
    </style:style>
    <style:style style:name="P31" style:family="paragraph" style:parent-style-name="Standard">
      <style:paragraph-properties fo:text-align="center" style:justify-single-word="false"/>
      <style:text-properties style:text-line-through-style="none" style:text-line-through-type="none" style:font-name="DejaVu Sans" fo:font-size="20pt" style:text-underline-style="none" fo:font-weight="normal" officeooo:rsid="0017ec52" officeooo:paragraph-rsid="0056cb4e" style:font-size-asian="20pt" style:font-weight-asian="normal" style:font-size-complex="20pt" style:font-weight-complex="normal"/>
    </style:style>
    <style:style style:name="P32" style:family="paragraph" style:parent-style-name="Standard">
      <style:paragraph-properties fo:text-align="start" style:justify-single-word="false"/>
      <style:text-properties style:text-line-through-style="none" style:text-line-through-type="none" style:font-name="DejaVu Sans" fo:font-size="10pt" style:text-underline-style="none" fo:font-weight="normal" officeooo:rsid="001b9273" officeooo:paragraph-rsid="006cc01b" style:font-size-asian="8.75pt" style:font-weight-asian="normal" style:font-size-complex="10pt" style:font-weight-complex="normal"/>
    </style:style>
    <style:style style:name="P33" style:family="paragraph" style:parent-style-name="Standard">
      <style:paragraph-properties fo:text-align="start" style:justify-single-word="false"/>
      <style:text-properties style:text-line-through-style="none" style:text-line-through-type="none" style:font-name="DejaVu Sans Mono" fo:font-size="10pt" style:text-underline-style="none" fo:font-weight="normal" officeooo:rsid="003d837a" officeooo:paragraph-rsid="003d837a" style:font-size-asian="8.75pt" style:font-weight-asian="normal" style:font-size-complex="10pt" style:font-weight-complex="normal"/>
    </style:style>
    <style:style style:name="P34" style:family="paragraph" style:parent-style-name="Standard">
      <style:paragraph-properties fo:text-align="start" style:justify-single-word="false"/>
      <style:text-properties style:text-line-through-style="none" style:text-line-through-type="none" style:font-name="DejaVu Sans Mono" fo:font-size="10pt" style:text-underline-style="none" fo:font-weight="normal" officeooo:rsid="003d837a" officeooo:paragraph-rsid="003a0142" style:font-size-asian="8.75pt" style:font-weight-asian="normal" style:font-size-complex="10pt" style:font-weight-complex="normal"/>
    </style:style>
    <style:style style:name="P35" style:family="paragraph" style:parent-style-name="Standard">
      <style:paragraph-properties fo:text-align="start" style:justify-single-word="false"/>
      <style:text-properties style:text-line-through-style="none" style:text-line-through-type="none" style:font-name="DejaVu Sans Mono" fo:font-size="10pt" style:text-underline-style="none" fo:font-weight="normal" officeooo:rsid="003d837a" officeooo:paragraph-rsid="00400698" style:font-size-asian="8.75pt" style:font-weight-asian="normal" style:font-size-complex="10pt" style:font-weight-complex="normal"/>
    </style:style>
    <style:style style:name="P36" style:family="paragraph" style:parent-style-name="Standard">
      <style:paragraph-properties fo:text-align="start" style:justify-single-word="false"/>
      <style:text-properties style:text-line-through-style="none" style:text-line-through-type="none" style:font-name="DejaVu Sans Mono" fo:font-size="10pt" style:text-underline-style="none" fo:font-weight="normal" officeooo:rsid="003d837a" officeooo:paragraph-rsid="00649caf" style:font-size-asian="8.75pt" style:font-weight-asian="normal" style:font-size-complex="10pt" style:font-weight-complex="normal"/>
    </style:style>
    <style:style style:name="P37" style:family="paragraph" style:parent-style-name="Standard">
      <style:paragraph-properties fo:text-align="start" style:justify-single-word="false"/>
      <style:text-properties style:text-line-through-style="none" style:text-line-through-type="none" style:font-name="DejaVu Sans Mono" fo:font-size="10pt" style:text-underline-style="none" fo:font-weight="normal" officeooo:rsid="003d837a" officeooo:paragraph-rsid="00691dc4" style:font-size-asian="8.75pt" style:font-weight-asian="normal" style:font-size-complex="10pt" style:font-weight-complex="normal"/>
    </style:style>
    <style:style style:name="P38" style:family="paragraph" style:parent-style-name="Standard">
      <style:paragraph-properties fo:text-align="start" style:justify-single-word="false"/>
      <style:text-properties style:text-line-through-style="none" style:text-line-through-type="none" style:font-name="DejaVu Sans Mono" fo:font-size="10pt" style:text-underline-style="none" fo:font-weight="normal" officeooo:rsid="003d837a" officeooo:paragraph-rsid="006cc01b" style:font-size-asian="8.75pt" style:font-weight-asian="normal" style:font-size-complex="10pt" style:font-weight-complex="normal"/>
    </style:style>
    <style:style style:name="P39" style:family="paragraph" style:parent-style-name="Standard">
      <style:paragraph-properties fo:text-align="start" style:justify-single-word="false"/>
      <style:text-properties style:text-line-through-style="none" style:text-line-through-type="none" style:font-name="DejaVu Sans Mono" fo:font-size="10pt" style:text-underline-style="none" fo:font-weight="normal" officeooo:rsid="003eacc2" officeooo:paragraph-rsid="003eacc2" style:font-size-asian="8.75pt" style:font-weight-asian="normal" style:font-size-complex="10pt" style:font-weight-complex="normal"/>
    </style:style>
    <style:style style:name="P40" style:family="paragraph" style:parent-style-name="Standard">
      <style:paragraph-properties fo:text-align="start" style:justify-single-word="false"/>
      <style:text-properties style:text-line-through-style="none" style:text-line-through-type="none" style:font-name="DejaVu Sans Mono" fo:font-size="10pt" style:text-underline-style="none" fo:font-weight="bold" officeooo:rsid="003d837a" officeooo:paragraph-rsid="003d837a" style:font-size-asian="8.75pt" style:font-weight-asian="bold" style:font-size-complex="10pt" style:font-weight-complex="bold"/>
    </style:style>
    <style:style style:name="P41" style:family="paragraph" style:parent-style-name="Standard">
      <style:paragraph-properties fo:text-align="start" style:justify-single-word="false"/>
      <style:text-properties style:text-line-through-style="none" style:text-line-through-type="none" style:font-name="DejaVu Sans Mono" fo:font-size="10pt" style:text-underline-style="none" fo:font-weight="bold" officeooo:rsid="003d837a" officeooo:paragraph-rsid="00649caf" style:font-size-asian="8.75pt" style:font-weight-asian="bold" style:font-size-complex="10pt" style:font-weight-complex="bold"/>
    </style:style>
    <style:style style:name="P42" style:family="paragraph" style:parent-style-name="Standard">
      <style:paragraph-properties fo:text-align="start" style:justify-single-word="false"/>
      <style:text-properties style:text-line-through-style="none" style:text-line-through-type="none" style:font-name="DejaVu Sans Mono" fo:font-size="10pt" style:text-underline-style="none" fo:font-weight="bold" officeooo:rsid="003d837a" officeooo:paragraph-rsid="00691dc4" style:font-size-asian="8.75pt" style:font-weight-asian="bold" style:font-size-complex="10pt" style:font-weight-complex="bold"/>
    </style:style>
    <style:style style:name="P43" style:family="paragraph" style:parent-style-name="Standard">
      <style:paragraph-properties fo:text-align="start" style:justify-single-word="false"/>
      <style:text-properties style:text-line-through-style="none" style:text-line-through-type="none" style:font-name="DejaVu Sans Mono" fo:font-size="10pt" style:text-underline-style="none" fo:font-weight="bold" officeooo:rsid="003d837a" officeooo:paragraph-rsid="006cc01b" style:font-size-asian="8.75pt" style:font-weight-asian="bold" style:font-size-complex="10pt" style:font-weight-complex="bold"/>
    </style:style>
    <style:style style:name="P44" style:family="paragraph" style:parent-style-name="Standard">
      <style:paragraph-properties fo:text-align="start" style:justify-single-word="false"/>
      <style:text-properties style:text-line-through-style="none" style:text-line-through-type="none" style:font-name="DejaVu Sans Mono" fo:font-size="10pt" style:text-underline-style="none" fo:font-weight="bold" officeooo:rsid="00400698" officeooo:paragraph-rsid="00400698" style:font-size-asian="8.75pt" style:font-weight-asian="bold" style:font-size-complex="10pt" style:font-weight-complex="bold"/>
    </style:style>
    <style:style style:name="P45" style:family="paragraph" style:parent-style-name="Standard">
      <style:paragraph-properties fo:text-align="start" style:justify-single-word="false" fo:break-before="page"/>
      <style:text-properties style:text-line-through-style="none" style:text-line-through-type="none" style:font-name="DejaVu Sans" fo:font-size="14pt" style:text-underline-style="solid" style:text-underline-width="auto" style:text-underline-color="font-color" fo:font-weight="bold" officeooo:rsid="00359ef5" officeooo:paragraph-rsid="00359ef5" style:font-size-asian="14pt" style:font-weight-asian="bold" style:font-size-complex="14pt" style:font-weight-complex="bold"/>
    </style:style>
    <style:style style:name="P46" style:family="paragraph" style:parent-style-name="Standard">
      <style:paragraph-properties fo:text-align="start" style:justify-single-word="false" fo:break-before="page"/>
      <style:text-properties style:text-line-through-style="none" style:text-line-through-type="none" style:font-name="DejaVu Sans" fo:font-size="14pt" style:text-underline-style="solid" style:text-underline-width="auto" style:text-underline-color="font-color" fo:font-weight="bold" officeooo:rsid="001da29c" officeooo:paragraph-rsid="001da29c" style:font-size-asian="14pt" style:font-weight-asian="bold" style:font-size-complex="14pt" style:font-weight-complex="bold"/>
    </style:style>
    <style:style style:name="P47" style:family="paragraph" style:parent-style-name="Standard">
      <style:paragraph-properties fo:text-align="start" style:justify-single-word="false" fo:break-before="page"/>
      <style:text-properties style:text-line-through-style="none" style:text-line-through-type="none" style:font-name="DejaVu Sans" fo:font-size="14pt" style:text-underline-style="solid" style:text-underline-width="auto" style:text-underline-color="font-color" fo:font-weight="bold" officeooo:rsid="001b9273" officeooo:paragraph-rsid="00691dc4" style:font-size-asian="14pt" style:font-weight-asian="bold" style:font-size-complex="14pt" style:font-weight-complex="bold"/>
    </style:style>
    <style:style style:name="P48" style:family="paragraph" style:parent-style-name="Standard">
      <style:paragraph-properties fo:text-align="start" style:justify-single-word="false" fo:break-before="page"/>
      <style:text-properties style:text-line-through-style="none" style:text-line-through-type="none" style:font-name="DejaVu Sans" fo:font-size="14pt" style:text-underline-style="solid" style:text-underline-width="auto" style:text-underline-color="font-color" fo:font-weight="bold" officeooo:rsid="001b9273" officeooo:paragraph-rsid="006cc01b" style:font-size-asian="14pt" style:font-weight-asian="bold" style:font-size-complex="14pt" style:font-weight-complex="bold"/>
    </style:style>
    <style:style style:name="P49" style:family="paragraph" style:parent-style-name="Standard">
      <style:paragraph-properties fo:text-align="start" style:justify-single-word="false" fo:break-before="page"/>
      <style:text-properties style:text-line-through-style="none" style:text-line-through-type="none" style:font-name="DejaVu Sans" fo:font-size="14pt" style:text-underline-style="solid" style:text-underline-width="auto" style:text-underline-color="font-color" fo:font-weight="bold" officeooo:rsid="00471dda" officeooo:paragraph-rsid="00471dda" style:font-size-asian="14pt" style:font-weight-asian="bold" style:font-size-complex="14pt" style:font-weight-complex="bold"/>
    </style:style>
    <style:style style:name="P50" style:family="paragraph" style:parent-style-name="Standard">
      <style:paragraph-properties fo:text-align="start" style:justify-single-word="false" fo:break-before="page"/>
      <style:text-properties style:text-line-through-style="none" style:text-line-through-type="none" style:font-name="DejaVu Sans" fo:font-size="14pt" style:text-underline-style="solid" style:text-underline-width="auto" style:text-underline-color="font-color" fo:font-weight="bold" officeooo:rsid="004ce2e7" officeooo:paragraph-rsid="004ce2e7" style:font-size-asian="14pt" style:font-weight-asian="bold" style:font-size-complex="14pt" style:font-weight-complex="bold"/>
    </style:style>
    <style:style style:name="P51" style:family="paragraph" style:parent-style-name="Standard">
      <style:paragraph-properties fo:text-align="start" style:justify-single-word="false" fo:break-before="page"/>
      <style:text-properties style:text-line-through-style="none" style:text-line-through-type="none" style:font-name="DejaVu Sans" fo:font-size="14pt" style:text-underline-style="solid" style:text-underline-width="auto" style:text-underline-color="font-color" fo:font-weight="bold" officeooo:rsid="00501721" officeooo:paragraph-rsid="00501721" style:font-size-asian="14pt" style:font-weight-asian="bold" style:font-size-complex="14pt" style:font-weight-complex="bold"/>
    </style:style>
    <style:style style:name="P52" style:family="paragraph" style:parent-style-name="Table_20_Contents">
      <style:paragraph-properties fo:text-align="start" style:justify-single-word="false"/>
      <style:text-properties style:font-name="DejaVu Sans Mono" fo:font-size="10pt" officeooo:rsid="003d837a" officeooo:paragraph-rsid="003d837a" style:font-size-asian="8.75pt" style:font-size-complex="10pt"/>
    </style:style>
    <style:style style:name="P53" style:family="paragraph" style:parent-style-name="Table_20_Contents">
      <style:paragraph-properties fo:text-align="start" style:justify-single-word="false"/>
      <style:text-properties style:font-name="DejaVu Sans Mono" fo:font-size="10pt" officeooo:rsid="003d837a" officeooo:paragraph-rsid="00400698" style:font-size-asian="8.75pt" style:font-size-complex="10pt"/>
    </style:style>
    <style:style style:name="P54" style:family="paragraph" style:parent-style-name="Table_20_Contents">
      <style:paragraph-properties fo:text-align="start" style:justify-single-word="false"/>
      <style:text-properties style:font-name="DejaVu Sans Mono" fo:font-size="10pt" officeooo:rsid="00412fa6" officeooo:paragraph-rsid="00412fa6" style:font-size-asian="8.75pt" style:font-size-complex="10pt"/>
    </style:style>
    <style:style style:name="P55" style:family="paragraph" style:parent-style-name="Table_20_Contents">
      <style:paragraph-properties fo:text-align="start" style:justify-single-word="false"/>
      <style:text-properties style:font-name="DejaVu Sans Mono" fo:font-size="10pt" officeooo:rsid="006744ab" officeooo:paragraph-rsid="006744ab" style:font-size-asian="8.75pt" style:font-size-complex="10pt"/>
    </style:style>
    <style:style style:name="P56" style:family="paragraph" style:parent-style-name="Table_20_Contents">
      <style:paragraph-properties fo:text-align="start" style:justify-single-word="false"/>
      <style:text-properties style:font-name="DejaVu Sans Mono" fo:font-size="10pt" officeooo:rsid="006ae0b2" officeooo:paragraph-rsid="006ae0b2" style:font-size-asian="8.75pt" style:font-size-complex="10pt"/>
    </style:style>
    <style:style style:name="P57" style:family="paragraph" style:parent-style-name="Table_20_Contents">
      <style:paragraph-properties fo:text-align="start" style:justify-single-word="false"/>
      <style:text-properties style:font-name="DejaVu Sans Mono" fo:font-size="10pt" officeooo:rsid="006d7846" officeooo:paragraph-rsid="006d7846" style:font-size-asian="8.75pt" style:font-size-complex="10pt"/>
    </style:style>
    <style:style style:name="P58" style:family="paragraph" style:parent-style-name="Standard">
      <style:paragraph-properties fo:text-align="center" style:justify-single-word="false"/>
      <style:text-properties style:text-line-through-style="none" style:text-line-through-type="none" style:font-name="DejaVu Sans" fo:font-size="54pt" style:text-underline-style="none" fo:font-weight="bold" officeooo:rsid="007b57c3" officeooo:paragraph-rsid="007b57c3" style:font-size-asian="54pt" style:font-weight-asian="bold" style:font-size-complex="54pt" style:font-weight-complex="bold"/>
    </style:style>
    <style:style style:name="P59" style:family="paragraph" style:parent-style-name="Standard">
      <style:paragraph-properties fo:text-align="center" style:justify-single-word="false"/>
      <style:text-properties style:text-line-through-style="none" style:text-line-through-type="none" style:font-name="DejaVu Sans" fo:font-size="16pt" style:text-underline-style="none" fo:font-weight="bold" officeooo:rsid="00167286" officeooo:paragraph-rsid="0056cb4e" style:font-size-asian="14pt" style:font-weight-asian="bold" style:font-size-complex="16pt" style:font-weight-complex="bold"/>
    </style:style>
    <style:style style:name="P60" style:family="paragraph" style:parent-style-name="Standard">
      <style:paragraph-properties fo:text-align="start" style:justify-single-word="false"/>
      <style:text-properties style:text-line-through-style="none" style:text-line-through-type="none" style:font-name="DejaVu Sans" fo:font-size="16pt" style:text-underline-style="none" fo:font-weight="normal" officeooo:rsid="0056cb4e" officeooo:paragraph-rsid="0056cb4e" style:font-size-asian="16pt" style:font-weight-asian="normal" style:font-size-complex="16pt" style:font-weight-complex="normal"/>
    </style:style>
    <style:style style:name="P61" style:family="paragraph" style:parent-style-name="Standard">
      <style:paragraph-properties fo:text-align="start" style:justify-single-word="false"/>
      <style:text-properties style:text-line-through-style="none" style:text-line-through-type="none" style:font-name="DejaVu Sans" fo:font-size="16pt" style:text-underline-style="none" fo:font-weight="normal" officeooo:rsid="007b57c3" officeooo:paragraph-rsid="007b57c3" style:font-size-asian="16pt" style:font-weight-asian="normal" style:font-size-complex="16pt" style:font-weight-complex="normal"/>
    </style:style>
    <style:style style:name="P62" style:family="paragraph" style:parent-style-name="Standard">
      <style:paragraph-properties fo:text-align="start" style:justify-single-word="false"/>
      <style:text-properties style:text-line-through-style="none" style:text-line-through-type="none" style:font-name="DejaVu Sans" fo:font-size="16pt" style:text-underline-style="none" fo:font-weight="normal" officeooo:rsid="00596a34" officeooo:paragraph-rsid="005fd376" style:font-size-asian="14pt" style:font-weight-asian="normal" style:font-size-complex="16pt" style:font-weight-complex="normal"/>
    </style:style>
    <style:style style:name="P63" style:family="paragraph" style:parent-style-name="Standard">
      <style:paragraph-properties fo:text-align="center" style:justify-single-word="false"/>
      <style:text-properties style:text-line-through-style="none" style:text-line-through-type="none" style:font-name="DejaVu Sans" fo:font-size="24pt" style:text-underline-style="none" fo:font-weight="bold" officeooo:rsid="007b57c3" officeooo:paragraph-rsid="007b57c3" style:font-size-asian="24pt" style:font-weight-asian="bold" style:font-size-complex="24pt" style:font-weight-complex="bold"/>
    </style:style>
    <style:style style:name="P64" style:family="paragraph" style:parent-style-name="Standard">
      <style:paragraph-properties fo:text-align="center" style:justify-single-word="false"/>
      <style:text-properties style:text-line-through-style="none" style:text-line-through-type="none" style:font-name="DejaVu Sans" fo:font-size="12pt" style:text-underline-style="none" fo:font-weight="normal" officeooo:rsid="0017ec52" officeooo:paragraph-rsid="0017ec52" style:font-size-asian="12pt" style:font-weight-asian="normal" style:font-size-complex="12pt" style:font-weight-complex="normal"/>
    </style:style>
    <style:style style:name="P65"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9d000" officeooo:paragraph-rsid="0017ec52" style:font-size-asian="12pt" style:font-weight-asian="normal" style:font-size-complex="12pt" style:font-weight-complex="normal"/>
    </style:style>
    <style:style style:name="P66"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9d000" officeooo:paragraph-rsid="0019d000" style:font-size-asian="12pt" style:font-weight-asian="normal" style:font-size-complex="12pt" style:font-weight-complex="normal"/>
    </style:style>
    <style:style style:name="P67"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d5fd4" officeooo:paragraph-rsid="001d5fd4" style:font-size-asian="12pt" style:font-weight-asian="normal" style:font-size-complex="12pt" style:font-weight-complex="normal"/>
    </style:style>
    <style:style style:name="P68"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aeb29" officeooo:paragraph-rsid="001aeb29" style:font-size-asian="12pt" style:font-weight-asian="normal" style:font-size-complex="12pt" style:font-weight-complex="normal"/>
    </style:style>
    <style:style style:name="P69"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b9273" officeooo:paragraph-rsid="001b9273" style:font-size-asian="12pt" style:font-weight-asian="normal" style:font-size-complex="12pt" style:font-weight-complex="normal"/>
    </style:style>
    <style:style style:name="P70"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da29c" officeooo:paragraph-rsid="001da29c" style:font-size-asian="12pt" style:font-weight-asian="normal" style:font-size-complex="12pt" style:font-weight-complex="normal"/>
    </style:style>
    <style:style style:name="P71"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80dff7" officeooo:paragraph-rsid="0080dff7" style:font-size-asian="12pt" style:font-weight-asian="normal" style:font-size-complex="12pt" style:font-weight-complex="normal"/>
    </style:style>
    <style:style style:name="P72"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86fe75" officeooo:paragraph-rsid="0086fe75" style:font-size-asian="12pt" style:font-weight-asian="normal" style:font-size-complex="12pt" style:font-weight-complex="normal"/>
    </style:style>
    <style:style style:name="P73" style:family="paragraph" style:parent-style-name="Standard">
      <style:paragraph-properties fo:text-align="start" style:justify-single-word="false" fo:break-before="page"/>
      <style:text-properties style:text-line-through-style="none" style:text-line-through-type="none" style:font-name="DejaVu Sans" fo:font-size="14pt" style:text-underline-style="solid" style:text-underline-width="auto" style:text-underline-color="font-color" fo:font-weight="bold" officeooo:rsid="0017ec52" officeooo:paragraph-rsid="0017ec52" style:font-size-asian="14pt" style:font-weight-asian="bold" style:font-size-complex="14pt" style:font-weight-complex="bold"/>
    </style:style>
    <style:style style:name="P74" style:family="paragraph" style:parent-style-name="Standard">
      <style:paragraph-properties fo:text-align="start" style:justify-single-word="false" fo:break-before="page"/>
      <style:text-properties style:text-line-through-style="none" style:text-line-through-type="none" style:font-name="DejaVu Sans" fo:font-size="14pt" style:text-underline-style="solid" style:text-underline-width="auto" style:text-underline-color="font-color" fo:font-weight="bold" officeooo:rsid="001aeb29" officeooo:paragraph-rsid="001da29c" style:font-size-asian="14pt" style:font-weight-asian="bold" style:font-size-complex="14pt" style:font-weight-complex="bold"/>
    </style:style>
    <style:style style:name="T1" style:family="text">
      <style:text-properties officeooo:rsid="001d5fd4"/>
    </style:style>
    <style:style style:name="T2" style:family="text">
      <style:text-properties officeooo:rsid="001da29c"/>
    </style:style>
    <style:style style:name="T3" style:family="text">
      <style:text-properties officeooo:rsid="001dfcef"/>
    </style:style>
    <style:style style:name="T4" style:family="text">
      <style:text-properties officeooo:rsid="001f4e8e"/>
    </style:style>
    <style:style style:name="T5" style:family="text">
      <style:text-properties fo:font-weight="bold" officeooo:rsid="00214d70" style:font-weight-asian="bold" style:font-weight-complex="bold"/>
    </style:style>
    <style:style style:name="T6" style:family="text">
      <style:text-properties officeooo:rsid="002418d7"/>
    </style:style>
    <style:style style:name="T7" style:family="text">
      <style:text-properties officeooo:rsid="002698c2"/>
    </style:style>
    <style:style style:name="T8" style:family="text">
      <style:text-properties officeooo:rsid="002a2e18"/>
    </style:style>
    <style:style style:name="T9" style:family="text">
      <style:text-properties officeooo:rsid="002b4a11"/>
    </style:style>
    <style:style style:name="T10" style:family="text">
      <style:text-properties officeooo:rsid="002bb3de"/>
    </style:style>
    <style:style style:name="T11" style:family="text">
      <style:text-properties officeooo:rsid="002c9536"/>
    </style:style>
    <style:style style:name="T12" style:family="text">
      <style:text-properties style:text-position="super 58%" officeooo:rsid="002bb3de"/>
    </style:style>
    <style:style style:name="T13" style:family="text">
      <style:text-properties officeooo:rsid="002ee0c9"/>
    </style:style>
    <style:style style:name="T14" style:family="text">
      <style:text-properties officeooo:rsid="003a0142"/>
    </style:style>
    <style:style style:name="T15" style:family="text">
      <style:text-properties style:font-name="DejaVu Sans Mono1" fo:font-size="10pt" fo:font-style="normal" style:font-size-asian="10pt" style:font-style-asian="normal"/>
    </style:style>
    <style:style style:name="T16" style:family="text">
      <style:text-properties style:font-name="DejaVu Sans" fo:font-style="normal" style:font-size-asian="10.5pt" style:font-style-asian="normal"/>
    </style:style>
    <style:style style:name="T17" style:family="text">
      <style:text-properties style:font-name="DejaVu Sans" fo:font-size="12pt" style:font-size-asian="10.5pt" style:font-size-complex="12pt"/>
    </style:style>
    <style:style style:name="T18" style:family="text">
      <style:text-properties officeooo:rsid="003d837a"/>
    </style:style>
    <style:style style:name="T19" style:family="text">
      <style:text-properties officeooo:rsid="00400698"/>
    </style:style>
    <style:style style:name="T20" style:family="text">
      <style:text-properties officeooo:rsid="00485466"/>
    </style:style>
    <style:style style:name="T21" style:family="text">
      <style:text-properties officeooo:rsid="004ce2e7"/>
    </style:style>
    <style:style style:name="T22" style:family="text">
      <style:text-properties officeooo:rsid="0058868a"/>
    </style:style>
    <style:style style:name="T23" style:family="text">
      <style:text-properties officeooo:rsid="005d3119"/>
    </style:style>
    <style:style style:name="T24" style:family="text">
      <style:text-properties officeooo:rsid="0062ff93"/>
    </style:style>
    <style:style style:name="T25" style:family="text">
      <style:text-properties officeooo:rsid="00649caf"/>
    </style:style>
    <style:style style:name="T26" style:family="text">
      <style:text-properties officeooo:rsid="00691dc4"/>
    </style:style>
    <style:style style:name="T27" style:family="text">
      <style:text-properties officeooo:rsid="006ca532"/>
    </style:style>
    <style:style style:name="T28" style:family="text">
      <style:text-properties officeooo:rsid="006cc01b"/>
    </style:style>
    <style:style style:name="T29" style:family="text">
      <style:text-properties officeooo:rsid="006f7c4a"/>
    </style:style>
    <style:style style:name="T30" style:family="text">
      <style:text-properties officeooo:rsid="007175b8"/>
    </style:style>
    <style:style style:name="T31" style:family="text">
      <style:text-properties officeooo:rsid="00743b56"/>
    </style:style>
    <style:style style:name="T32" style:family="text">
      <style:text-properties officeooo:rsid="007608e5"/>
    </style:style>
    <style:style style:name="T33" style:family="text">
      <style:text-properties officeooo:rsid="007a4128"/>
    </style:style>
    <style:style style:name="T34" style:family="text">
      <style:text-properties officeooo:rsid="007b57c3"/>
    </style:style>
    <style:style style:name="T35" style:family="text">
      <style:text-properties officeooo:rsid="007c6d39"/>
    </style:style>
    <style:style style:name="T36" style:family="text">
      <style:text-properties officeooo:rsid="007fe567"/>
    </style:style>
    <style:style style:name="T37" style:family="text">
      <style:text-properties officeooo:rsid="00821848"/>
    </style:style>
    <style:style style:name="T38" style:family="text">
      <style:text-properties officeooo:rsid="0083b096"/>
    </style:style>
    <style:style style:name="T39" style:family="text">
      <style:text-properties officeooo:rsid="0086fe75"/>
    </style:style>
    <style:style style:name="T40" style:family="text">
      <style:text-properties fo:font-size="12pt" style:text-underline-style="none" fo:font-weight="normal" officeooo:rsid="0086fe75" style:font-size-asian="12pt" style:font-weight-asian="normal" style:font-size-complex="12pt" style:font-weight-complex="normal"/>
    </style:style>
    <style:style style:name="T41" style:family="text">
      <style:text-properties officeooo:rsid="0088213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29"/>
      <text:p text:style-name="P29"/>
      <text:p text:style-name="P30">Artificial Intelligence</text:p>
      <text:p text:style-name="P31">Winter 2016-2017 <text:s/></text:p>
      <text:p text:style-name="P59"/>
      <text:p text:style-name="P63">HW2</text:p>
      <text:p text:style-name="P58">STRIPS</text:p>
      <text:p text:style-name="P2"/>
      <text:p text:style-name="P2"/>
      <text:p text:style-name="P2"/>
      <text:p text:style-name="P2"/>
      <text:p text:style-name="P2"/>
      <text:p text:style-name="P26">Students: </text:p>
      <text:p text:style-name="P26">Ilya Holtz:<text:tab/><text:tab/><text:tab/><text:tab/> 319236931</text:p>
      <text:p text:style-name="P26"><text:span text:style-name="T24">Volodymyr Dzhuranyuk</text:span>:<text:tab/> 323792796</text:p>
      <text:p text:style-name="P61">Yuval Bernshtein<text:tab/><text:tab/><text:tab/> </text:p>
      <text:p text:style-name="P26"/>
      <text:p text:style-name="P26">Lecturer: <text:span text:style-name="T22">Prof. Larry Manevitz</text:span></text:p>
      <text:p text:style-name="P26"/>
      <text:p text:style-name="P27">Submission <text:span text:style-name="T33">date</text:span>: <text:span text:style-name="T34">25</text:span>.01.2017 </text:p>
      <text:p text:style-name="P28"/>
      <text:p text:style-name="P28">Source code and executable: </text:p>
      <text:p text:style-name="P28">- On the usb drive in the attached envelope</text:p>
      <text:p text:style-name="P28">- On Github <text:span text:style-name="T23">public repository</text:span>: </text:p>
      <text:p text:style-name="P62"/>
      <text:p text:style-name="P73">Overview</text:p>
      <text:p text:style-name="P1"/>
      <text:p text:style-name="P65"><text:tab/><text:span text:style-name="T35">This document will describe the Implementation of the STRIPS algorithm, for solving the “moving furinture problem”. First we will describe our definition of Actions and Conditions, and then we will talk about the heuristic in witch we are adding new goals to our Goal stack. </text:span></text:p>
      <text:p text:style-name="P65"><text:tab/><text:span text:style-name="T35">We will also provide some parts of code, to this document. We will not paste the whole implementation though, because there is a lot of code that is unnecessary to read for understanding the main idea.</text:span></text:p>
      <text:p text:style-name="P65"/>
      <text:p text:style-name="P25">Document structure</text:p>
      <text:p text:style-name="P66"/>
      <text:p text:style-name="P68">1. <text:s/>The problem - Brief description</text:p>
      <text:p text:style-name="P68">2. <text:s/><text:span text:style-name="T36">Problems,</text:span> <text:span text:style-name="T36">Actions and Conditions</text:span></text:p>
      <text:p text:style-name="P68">3. <text:s/><text:span text:style-name="T36">The Engine - Main Idea</text:span></text:p>
      <text:p text:style-name="P69">4. <text:s/><text:span text:style-name="T36">The obstacle case</text:span></text:p>
      <text:p text:style-name="P69">5. <text:s/><text:span text:style-name="T36">The different room case</text:span></text:p>
      <text:p text:style-name="P69">6. <text:s/>Discussion and conclusion</text:p>
      <text:p text:style-name="P69">7. <text:s/><text:span text:style-name="T1">Technical overview </text:span></text:p>
      <text:p text:style-name="P67">8. <text:s/>Installation <text:span text:style-name="T27">and using</text:span> Guide</text:p>
      <text:p text:style-name="P46">1. The problem - Brief descriprion</text:p>
      <text:p text:style-name="P70"/>
      <text:p text:style-name="P71"><text:tab/>We have a <text:span text:style-name="T37">a board of 12x20, in it's initial state and final state. In the Initial state, we have rectangular furniture placed on the board. In the final place, we have the same furniture placed on the board, but in different position. </text:span></text:p>
      <text:p text:style-name="P71"><text:tab/><text:span text:style-name="T38">Our goal is to make a plan, in witch we take actions, to reach from the initial state of the board to the final state. Which means, we have to move each furniture, to its new place in the final state.</text:span></text:p>
      <text:p text:style-name="P71"><text:tab/><text:span text:style-name="T38">We can preform only actions from a predefined list. And we must define a list of conditions, on witch our heuristic will be based.</text:span></text:p>
      <text:p text:style-name="P74"><text:span text:style-name="T39">2</text:span>. <text:span text:style-name="T39">Problems, Actions and Conditions</text:span></text:p>
      <text:p text:style-name="P3"/>
      <text:p text:style-name="P72"><text:tab/><text:span text:style-name="T41">We have a set of </text:span></text:p>
      <text:p text:style-name="P45">3. The heuristic function - Implementation</text:p>
      <text:p text:style-name="P12"/>
      <text:p text:style-name="P12"><text:tab/>Here we present our final Implementation of the main heuristic function in Python. The following dictionary defines the constants we used for calculating the coefficient that will define the final value of the board, depending where are we in the game (GAME_BEGIN, <text:s/>GAME_LATE, <text:s text:c="2"/>GAME_END)</text:p>
      <text:p text:style-name="P12"><text:tab/><text:span text:style-name="T14">Here we present the final numbers that we used for best performance so far. No doubt, there is room for more experiments and tests with different numbers.</text:span></text:p>
      <text:p text:style-name="P36"/>
      <table:table table:name="Table3" table:style-name="Table3">
        <table:table-column table:style-name="Table3.A"/>
        <table:table-row>
          <table:table-cell table:style-name="Table3.A1" office:value-type="string">
            <text:p text:style-name="P41"><text:span text:style-name="T25">AI CONSTANTS DICTIONARY</text:span> CODE <text:span text:style-name="T19">(from ReversiAI.py)</text:span></text:p>
          </table:table-cell>
        </table:table-row>
        <table:table-row>
          <table:table-cell table:style-name="Table3.A2" office:value-type="string">
            <text:p text:style-name="P55">AI_Constants = {</text:p>
            <text:p text:style-name="P55"><text:tab/>'PIECES_TO_FULL_SEARCH': 130,</text:p>
            <text:p text:style-name="P55"><text:tab/>'FULL_SEARCH_DEPTH': 8,</text:p>
            <text:p text:style-name="P55"><text:tab/>'MAX_SEARCH_TREE_DEPTH': 3,</text:p>
            <text:p text:style-name="P55"><text:tab/>'INFINITY': 10000,</text:p>
            <text:p text:style-name="P55"/>
            <text:p text:style-name="P55"><text:tab/>#The Heuristic function</text:p>
            <text:p text:style-name="P55"><text:tab/>'GAME_BEGIN_PIECES_FACTOR': 0.2,</text:p>
            <text:p text:style-name="P55"><text:tab/>'GAME_BEGIN_POSSIBLE_MOVES_FACTOR': 0.15,</text:p>
            <text:p text:style-name="P55"><text:tab/>'GAME_BEGIN_WEIGHTS_FACTOR': 0.65,</text:p>
            <text:p text:style-name="P55"><text:tab/>'GAME_LATE_PIECES': 138,</text:p>
            <text:p text:style-name="P55"><text:tab/>'GAME_LATE_PIECES_FACTOR': 0.8,</text:p>
            <text:p text:style-name="P55"><text:tab/>'GAME_LATE_POSSIBLE_MOVES_FACTOR': 0.1,</text:p>
            <text:p text:style-name="P55"><text:tab/>'GAME_LATE_WEIGHTS_FACTOR': 0.1,</text:p>
            <text:p text:style-name="P55"><text:tab/>'GAME_END_PIECES': 141,</text:p>
            <text:p text:style-name="P55"><text:tab/>'GAME_END_PIECES_FACTOR': 1,</text:p>
            <text:p text:style-name="P55"><text:tab/>'GAME_END_POSSIBLE_MOVES_FACTOR': 0,</text:p>
            <text:p text:style-name="P55"><text:tab/>'GAME_END_WEIGHTS_FACTOR': 0</text:p>
            <text:p text:style-name="P55">}</text:p>
          </table:table-cell>
        </table:table-row>
      </table:table>
      <text:p text:style-name="P14"/>
      <text:p text:style-name="P13"><text:tab/> <text:span text:style-name="T18">The following code is</text:span> the entire implementation of the heuristic function h(). The function is used when we reach the bottom (<text:span text:style-name="T15">MAX_SEARCH_TREE_DEPTH or FULL_SEARCH_DEPTH)</text:span><text:span text:style-name="T16"> of the Mini-max or Alpha-beta recursive search tree. Every significant part of the presented code is commented. </text:span></text:p>
      <text:p text:style-name="P34"/>
      <table:table table:name="Table1" table:style-name="Table1">
        <table:table-column table:style-name="Table1.A"/>
        <table:table-row>
          <table:table-cell table:style-name="Table1.A1" office:value-type="string">
            <text:p text:style-name="P40">THE HEURISTIC FUNCTION CODE <text:span text:style-name="T19">(from ReversiAI.py)</text:span></text:p>
          </table:table-cell>
        </table:table-row>
        <table:table-row>
          <table:table-cell table:style-name="Table1.A2" office:value-type="string">
            <text:p text:style-name="P52">### The heuristic function h()</text:p>
            <text:p text:style-name="P52"># This function is used to evaluate the board in it's current position</text:p>
            <text:p text:style-name="P52"># @param board - The Liteboard on witch we make the evaluation</text:p>
            <text:p text:style-name="P52"># @param playerAColor - string "black" or "white"</text:p>
            <text:p text:style-name="P52"># @return - The value of the board in it's current position</text:p>
            <text:p text:style-name="P52">#</text:p>
            <text:p text:style-name="P52"># The Idea</text:p>
            <text:p text:style-name="P52"># We use 3 parameters:</text:p>
            <text:p text:style-name="P52"># 1) The number of ocupied cells of each player</text:p>
            <text:p text:style-name="P52"># 2) The number of possible moves of each player</text:p>
            <text:p text:style-name="P52"># 3) The weights of the cells on the board (explained in getCellWeight() in </text:p>
            <text:p text:style-name="P52"># <text:s text:c="3"/>ReversiBoard.py)</text:p>
            <text:p text:style-name="P52">#</text:p>
            <text:p text:style-name="P52"># Each of thease parameters has it's factor on the evaluation of the board at </text:p>
            <text:p text:style-name="P52"># the current position. As we get closer to the end of the game, the number of </text:p>
            <text:p text:style-name="P52"># cells becomes more important. </text:p>
            <text:p text:style-name="P52"># In the begining and middle of the game, the main factor is the weight of </text:p>
            <text:p text:style-name="P52"><text:soft-page-break/># the cells. The logic behind this, is that we should build a strong basis </text:p>
            <text:p text:style-name="P52"># by using valueble cells. More about the weights of the cells is explained </text:p>
            <text:p text:style-name="P52"># in ReversiBoard.py on the getCellWeight() function.</text:p>
            <text:p text:style-name="P52">#</text:p>
            <text:p text:style-name="P52"># If playerColor, doesn't have any ocupied cells at the current position, the </text:p>
            <text:p text:style-name="P52"># function will return -AI_Constants['INFINITY'] (it means that he lost), on </text:p>
            <text:p text:style-name="P52"># the other hand, if his opponent has no occupied cells, the function will </text:p>
            <text:p text:style-name="P52"># return +AI_Constants['INFINITY'] (it means he won)</text:p>
            <text:p text:style-name="P52">#</text:p>
            <text:p text:style-name="P52">def h(board, playerAColor):</text:p>
            <text:p text:style-name="P52"/>
            <text:p text:style-name="P52"><text:tab/>#Counting black and white pieces on the liteBoard (auxiliary board)</text:p>
            <text:p text:style-name="P52"><text:tab/>aPiecesCount = 0</text:p>
            <text:p text:style-name="P52"><text:tab/>bPiecesCount = 0</text:p>
            <text:p text:style-name="P52"><text:tab/>pieces = board.pieceCount()</text:p>
            <text:p text:style-name="P52"><text:tab/>boardData = board.getBoardData()</text:p>
            <text:p text:style-name="P52"><text:tab/>if playerAColor == "white":</text:p>
            <text:p text:style-name="P52"><text:tab/><text:tab/>aPiecesCount = pieces[0]</text:p>
            <text:p text:style-name="P52"><text:tab/><text:tab/>bPiecesCount = pieces[1]</text:p>
            <text:p text:style-name="P52"><text:tab/>else:</text:p>
            <text:p text:style-name="P52"><text:tab/><text:tab/>aPiecesCount = pieces[1]</text:p>
            <text:p text:style-name="P52"><text:tab/><text:tab/>bPiecesCount = pieces[0]</text:p>
            <text:p text:style-name="P52"><text:tab/></text:p>
            <text:p text:style-name="P52"><text:tab/>weights = board.calculateWeights(playerAColor)</text:p>
            <text:p text:style-name="P52"><text:tab/>aWeights = weights[0]</text:p>
            <text:p text:style-name="P52"><text:tab/>bWeights = weights[1]</text:p>
            <text:p text:style-name="P52"><text:tab/></text:p>
            <text:p text:style-name="P52"><text:tab/>playerBColor = board.flip(playerAColor)</text:p>
            <text:p text:style-name="P52"><text:tab/></text:p>
            <text:p text:style-name="P52"><text:tab/>#Counting the possible moves of each player</text:p>
            <text:p text:style-name="P52"><text:tab/>aPossibleMoves = board.getPossMoves(playerAColor, playerBColor)</text:p>
            <text:p text:style-name="P52"><text:tab/>if aPossibleMoves == "No moves":</text:p>
            <text:p text:style-name="P52"><text:tab/><text:tab/>aPossibleMoves = 0</text:p>
            <text:p text:style-name="P52"><text:tab/>else:</text:p>
            <text:p text:style-name="P52"><text:tab/><text:tab/>aPossibleMoves = len(aPossibleMoves)</text:p>
            <text:p text:style-name="P52"><text:tab/><text:tab/></text:p>
            <text:p text:style-name="P52"><text:tab/>bPossibleMoves = board.getPossMoves(playerBColor, playerAColor)</text:p>
            <text:p text:style-name="P52"><text:tab/>if bPossibleMoves == "No moves":</text:p>
            <text:p text:style-name="P52"><text:tab/><text:tab/>bPossibleMoves = 0</text:p>
            <text:p text:style-name="P52"><text:tab/>else:</text:p>
            <text:p text:style-name="P52"><text:tab/><text:tab/>bPossibleMoves = len(bPossibleMoves)</text:p>
            <text:p text:style-name="P52"/>
            <text:p text:style-name="P52"><text:tab/># If tho opponent captured all our pieces, we lose. and the oposite.</text:p>
            <text:p text:style-name="P52"><text:tab/>if aPiecesCount == 0:</text:p>
            <text:p text:style-name="P52"><text:tab/><text:tab/>return -AI_Constants['INFINITY']</text:p>
            <text:p text:style-name="P52"><text:tab/>elif bPiecesCount == 0:</text:p>
            <text:p text:style-name="P52"><text:tab/><text:tab/>return AI_Constants['INFINITY']</text:p>
            <text:p text:style-name="P52"><text:tab/></text:p>
            <text:p text:style-name="P52"><text:tab/>if aPiecesCount + bPiecesCount &gt;= AI_Constants['GAME_LATE_PIECES']:</text:p>
            <text:p text:style-name="P52"><text:tab/></text:p>
            <text:p text:style-name="P52"><text:tab/><text:tab/>piecesCoeff = AI_Constants['GAME_LATE_PIECES_FACTOR']</text:p>
            <text:p text:style-name="P52"><text:tab/><text:tab/>posMovesCoeff = AI_Constants['GAME_LATE_POSSIBLE_MOVES_FACTOR']</text:p>
            <text:p text:style-name="P52"><text:tab/><text:tab/>weightsCoeff = AI_Constants['GAME_LATE_WEIGHTS_FACTOR']</text:p>
            <text:p text:style-name="P52"><text:tab/><text:tab/></text:p>
            <text:p text:style-name="P52"><text:tab/>elif aPiecesCount + bPiecesCount &gt;= AI_Constants['GAME_END_PIECES']:</text:p>
            <text:p text:style-name="P52"><text:tab/></text:p>
            <text:p text:style-name="P52"><text:tab/><text:tab/>piecesCoeff = AI_Constants['GAME_END_PIECES_FACTOR']</text:p>
            <text:p text:style-name="P52"><text:soft-page-break/><text:tab/><text:tab/>posMovesCoeff = AI_Constants['GAME_END_POSSIBLE_MOVES_FACTOR']</text:p>
            <text:p text:style-name="P52"><text:tab/><text:tab/>weightsCoeff = AI_Constants['GAME_END_WEIGHTS_FACTOR']</text:p>
            <text:p text:style-name="P52"><text:tab/><text:tab/></text:p>
            <text:p text:style-name="P52"><text:tab/>else:</text:p>
            <text:p text:style-name="P52"><text:tab/></text:p>
            <text:p text:style-name="P52"><text:tab/><text:tab/>piecesCoeff = AI_Constants['GAME_BEGIN_PIECES_FACTOR']</text:p>
            <text:p text:style-name="P52"><text:tab/><text:tab/>posMovesCoeff = AI_Constants['GAME_BEGIN_POSSIBLE_MOVES_FACTOR']</text:p>
            <text:p text:style-name="P52"><text:tab/><text:tab/>weightsCoeff = AI_Constants['GAME_BEGIN_WEIGHTS_FACTOR']</text:p>
            <text:p text:style-name="P52"><text:tab/><text:tab/></text:p>
            <text:p text:style-name="P52"><text:tab/>value = piecesCoeff * (aPiecesCount - bPiecesCount) + weightsCoeff * (aWeights - bWeights) + posMovesCoeff * (aPossibleMoves - bPossibleMoves)</text:p>
            <text:p text:style-name="P52"><text:tab/>return value</text:p>
            <text:p text:style-name="P52"><text:tab/></text:p>
          </table:table-cell>
        </table:table-row>
      </table:table>
      <text:p text:style-name="P33"/>
      <text:p text:style-name="P33"><text:tab/></text:p>
      <text:p text:style-name="P39"><text:tab/><text:span text:style-name="T17">The function that calculate the weights of the cells:</text:span></text:p>
      <text:p text:style-name="P17"/>
      <table:table table:name="Table2" table:style-name="Table2">
        <table:table-column table:style-name="Table2.A"/>
        <table:table-row>
          <table:table-cell table:style-name="Table2.A1" office:value-type="string">
            <text:p text:style-name="P44">CELL WEIGHTS CALCULATION (from ReversiBoard.py)</text:p>
          </table:table-cell>
        </table:table-row>
        <table:table-row>
          <table:table-cell table:style-name="Table2.A2" office:value-type="string">
            <text:p text:style-name="P54"># function - used by the heuristic function h() in reversi AI.py</text:p>
            <text:p text:style-name="P54"># to determine the weight of a specific cell on the board</text:p>
            <text:p text:style-name="P54"># @param cell : a list of two items (x,y)</text:p>
            <text:p text:style-name="P54"># @param leftUpperCorner : *</text:p>
            <text:p text:style-name="P54"># @param rightUpperCorner : *</text:p>
            <text:p text:style-name="P54"># @param leftBottomCorner : *</text:p>
            <text:p text:style-name="P54"># @param rightBottomCorner : *</text:p>
            <text:p text:style-name="P54"># <text:tab/>* four boolean params that tell if the corners are captured</text:p>
            <text:p text:style-name="P54"># @returnes : The weight of the given cell on the board</text:p>
            <text:p text:style-name="P54"># </text:p>
            <text:p text:style-name="P54"># The Idea: </text:p>
            <text:p text:style-name="P54"># According to the strategy of the Reversi game, there are a better and worse</text:p>
            <text:p text:style-name="P54"># positions that the player could be in.</text:p>
            <text:p text:style-name="P54"># 1) Taking the Corners: this can be an advantage, because the opponent</text:p>
            <text:p text:style-name="P54"># <text:s text:c="3"/>can't take them back. each corner gives us opportunities to capture </text:p>
            <text:p text:style-name="P54"># <text:s text:c="3"/>cells on the main diagonal and the side row and column. </text:p>
            <text:p text:style-name="P54"># <text:s text:c="3"/>The corners will have value +2</text:p>
            <text:p text:style-name="P54"># 2) The "cells near the corners" are dangerous, in case the corners </text:p>
            <text:p text:style-name="P54">#<text:tab/> are not captured yet.</text:p>
            <text:p text:style-name="P54"># <text:s text:c="3"/>If we take for example the corner (1,1), we can are talking about </text:p>
            <text:p text:style-name="P54"># <text:s text:c="3"/>the cells : (1,2),(2,1),(2,2)</text:p>
            <text:p text:style-name="P54"># <text:s text:c="3"/>The near the corner on the <text:s/>main diagonal will have a value of -3, </text:p>
            <text:p text:style-name="P54"># <text:s text:c="3"/>it is the most dangerous. (2,2) in our example.</text:p>
            <text:p text:style-name="P54"># 3) Other cells near the corner will have value -1.5. </text:p>
            <text:p text:style-name="P54"># <text:s text:c="3"/>in our example (1,2), (2,1)</text:p>
            <text:p text:style-name="P54"># 4) The cells in the "third level to the corner" are better then other cells</text:p>
            <text:p text:style-name="P54"># <text:s text:c="3"/>(in our example its: [1,3],[2,3],[3,3],[3,2],[3,1]) when we take them, </text:p>
            <text:p text:style-name="P54"># <text:s text:c="3"/>at the end we leave the oponnent no choise but to step on the dangerous</text:p>
            <text:p text:style-name="P54"># <text:s text:c="3"/>ones (the cells near the corner) </text:p>
            <text:p text:style-name="P54"># <text:s text:c="3"/>So we gice them a value of +0.5</text:p>
            <text:p text:style-name="P54">#</text:p>
            <text:p text:style-name="P54">def getCellWeight(cell, leftUpperCorner, rightUpperCorner, leftBottomCorner, rightBottomCorner):</text:p>
            <text:p text:style-name="P54"><text:tab/>CellWeights = {</text:p>
            <text:p text:style-name="P54"><text:tab/><text:tab/>'CORNER': 2,</text:p>
            <text:p text:style-name="P54"><text:tab/><text:tab/>'NEAR_CORNER_DIAGONAL': -3,</text:p>
            <text:p text:style-name="P54"><text:tab/><text:tab/>'NEAR_CORNER_OTHER': -1.5,</text:p>
            <text:p text:style-name="P54"><text:tab/><text:tab/>'THIRD_LEVEL_NEAR_CORNER': 0.5,</text:p>
            <text:p text:style-name="P54"><text:soft-page-break/><text:tab/><text:tab/>'OTHER_CELLS': 0</text:p>
            <text:p text:style-name="P54"><text:tab/>}</text:p>
            <text:p text:style-name="P54"><text:tab/># Checking corners: value +2</text:p>
            <text:p text:style-name="P54"><text:tab/>if cell[0] in [1, 12] and cell[1] in [1, 12]:</text:p>
            <text:p text:style-name="P54"><text:tab/><text:tab/>return CellWeights['CORNER']</text:p>
            <text:p text:style-name="P54"/>
            <text:p text:style-name="P54"><text:tab/># Checking the "cells near the corners". </text:p>
            <text:p text:style-name="P54"><text:tab/># The cells on the main diagonal : </text:p>
            <text:p text:style-name="P54"><text:tab/># value NEAR_CORNER_DIAGONAL, unless the corner is captured </text:p>
            <text:p text:style-name="P54"><text:tab/>elif cell[0] == 2 and cell[1] == 2:</text:p>
            <text:p text:style-name="P54"><text:tab/><text:tab/>if leftUpperCorner == True:</text:p>
            <text:p text:style-name="P54"><text:tab/><text:tab/><text:tab/>return CellWeights['OTHER_CELLS']</text:p>
            <text:p text:style-name="P54"><text:tab/><text:tab/>else:</text:p>
            <text:p text:style-name="P54"><text:tab/><text:tab/><text:tab/>return CellWeights['NEAR_CORNER_DIAGONAL']</text:p>
            <text:p text:style-name="P54"><text:tab/>elif cell[0] == 11 and cell[1] == 11:</text:p>
            <text:p text:style-name="P54"><text:tab/><text:tab/>if rightBottomCorner == True:</text:p>
            <text:p text:style-name="P54"><text:tab/><text:tab/><text:tab/>return CellWeights['OTHER_CELLS']</text:p>
            <text:p text:style-name="P54"><text:tab/><text:tab/>else:</text:p>
            <text:p text:style-name="P54"><text:tab/><text:tab/><text:tab/>return CellWeights['NEAR_CORNER_DIAGONAL']</text:p>
            <text:p text:style-name="P54"><text:tab/>elif cell[0] == 2 and cell[1] == 11:</text:p>
            <text:p text:style-name="P54"><text:tab/><text:tab/>if rightUpperCorner == True:</text:p>
            <text:p text:style-name="P54"><text:tab/><text:tab/><text:tab/>return CellWeights['OTHER_CELLS']</text:p>
            <text:p text:style-name="P54"><text:tab/><text:tab/>else:</text:p>
            <text:p text:style-name="P54"><text:tab/><text:tab/><text:tab/>return CellWeights['NEAR_CORNER_DIAGONAL']</text:p>
            <text:p text:style-name="P54"><text:tab/>elif cell[0] == 11 and cell[1] == 2:</text:p>
            <text:p text:style-name="P54"><text:tab/><text:tab/>if leftBottomCorner == True:</text:p>
            <text:p text:style-name="P54"><text:tab/><text:tab/><text:tab/>return CellWeights['OTHER_CELLS']</text:p>
            <text:p text:style-name="P54"><text:tab/><text:tab/>else:</text:p>
            <text:p text:style-name="P54"><text:tab/><text:tab/><text:tab/>return CellWeights['NEAR_CORNER_DIAGONAL']</text:p>
            <text:p text:style-name="P54"><text:tab/><text:tab/><text:tab/></text:p>
            <text:p text:style-name="P54"><text:tab/># Other cells near the corners: </text:p>
            <text:p text:style-name="P54"><text:tab/># value NEAR_CORNER_OTHER, unless the corner is captured</text:p>
            <text:p text:style-name="P54"><text:tab/>elif cell[0] == 1 and cell[1] == 2:</text:p>
            <text:p text:style-name="P54"><text:tab/><text:tab/>if leftUpperCorner == True:</text:p>
            <text:p text:style-name="P54"><text:tab/><text:tab/><text:tab/>return CellWeights['OTHER_CELLS']</text:p>
            <text:p text:style-name="P54"><text:tab/><text:tab/>else:</text:p>
            <text:p text:style-name="P54"><text:tab/><text:tab/><text:tab/>return CellWeights['NEAR_CORNER_OTHER']</text:p>
            <text:p text:style-name="P54"><text:tab/>elif cell[0] == 1 and cell[1] == 11:</text:p>
            <text:p text:style-name="P54"><text:tab/><text:tab/>if rightUpperCorner == True:</text:p>
            <text:p text:style-name="P54"><text:tab/><text:tab/><text:tab/>return CellWeights['OTHER_CELLS']</text:p>
            <text:p text:style-name="P54"><text:tab/><text:tab/>else:</text:p>
            <text:p text:style-name="P54"><text:tab/><text:tab/><text:tab/>return CellWeights['NEAR_CORNER_OTHER']</text:p>
            <text:p text:style-name="P54"><text:tab/>elif cell[0] == 2 and cell[1] == 1:</text:p>
            <text:p text:style-name="P54"><text:tab/><text:tab/>if leftUpperCorner == True:</text:p>
            <text:p text:style-name="P54"><text:tab/><text:tab/><text:tab/>return CellWeights['OTHER_CELLS']</text:p>
            <text:p text:style-name="P54"><text:tab/><text:tab/>else:</text:p>
            <text:p text:style-name="P54"><text:tab/><text:tab/><text:tab/>return CellWeights['NEAR_CORNER_OTHER']</text:p>
            <text:p text:style-name="P54"><text:tab/>elif cell[0] == 2 and cell[1] == 12:</text:p>
            <text:p text:style-name="P54"><text:tab/><text:tab/>if rightUpperCorner == True:</text:p>
            <text:p text:style-name="P54"><text:tab/><text:tab/><text:tab/>return CellWeights['OTHER_CELLS']</text:p>
            <text:p text:style-name="P54"><text:tab/><text:tab/>else:</text:p>
            <text:p text:style-name="P54"><text:tab/><text:tab/><text:tab/>return CellWeights['NEAR_CORNER_OTHER']</text:p>
            <text:p text:style-name="P54"><text:tab/>elif cell[0] == 11 and cell[1] == 1:</text:p>
            <text:p text:style-name="P54"><text:tab/><text:tab/>if leftBottomCorner == True:</text:p>
            <text:p text:style-name="P54"><text:tab/><text:tab/><text:tab/>return CellWeights['OTHER_CELLS']</text:p>
            <text:p text:style-name="P54"><text:tab/><text:tab/>else:</text:p>
            <text:p text:style-name="P54"><text:tab/><text:tab/><text:tab/>return CellWeights['NEAR_CORNER_OTHER']</text:p>
            <text:p text:style-name="P54"><text:soft-page-break/><text:tab/>elif cell[0] == 11 and cell[1] == 12:</text:p>
            <text:p text:style-name="P54"><text:tab/><text:tab/>if rightBottomCorner == True:</text:p>
            <text:p text:style-name="P54"><text:tab/><text:tab/><text:tab/>return CellWeights['OTHER_CELLS']</text:p>
            <text:p text:style-name="P54"><text:tab/><text:tab/>else:</text:p>
            <text:p text:style-name="P54"><text:tab/><text:tab/><text:tab/>return CellWeights['NEAR_CORNER_OTHER']</text:p>
            <text:p text:style-name="P54"><text:tab/>elif cell[0] == 12 and cell[1] == 2:</text:p>
            <text:p text:style-name="P54"><text:tab/><text:tab/>if leftBottomCorner == True:</text:p>
            <text:p text:style-name="P54"><text:tab/><text:tab/><text:tab/>return CellWeights['OTHER_CELLS']</text:p>
            <text:p text:style-name="P54"><text:tab/><text:tab/>else:</text:p>
            <text:p text:style-name="P54"><text:tab/><text:tab/><text:tab/>return CellWeights['NEAR_CORNER_OTHER']</text:p>
            <text:p text:style-name="P54"><text:tab/>elif cell[0] == 12 and cell[1] == 11:</text:p>
            <text:p text:style-name="P54"><text:tab/><text:tab/>if rightBottomCorner == True:</text:p>
            <text:p text:style-name="P54"><text:tab/><text:tab/><text:tab/>return CellWeights['OTHER_CELLS']</text:p>
            <text:p text:style-name="P54"><text:tab/><text:tab/>else:</text:p>
            <text:p text:style-name="P54"><text:tab/><text:tab/><text:tab/>return CellWeights['NEAR_CORNER_OTHER']</text:p>
            <text:p text:style-name="P54"><text:tab/><text:tab/><text:tab/></text:p>
            <text:p text:style-name="P54"><text:tab/># cells in the "third level near the corner"</text:p>
            <text:p text:style-name="P54"><text:tab/># value THIRD_LEVEL_NEAR_CORNER, unless the corner is captured</text:p>
            <text:p text:style-name="P54"><text:tab/>elif cell[0] == 3:</text:p>
            <text:p text:style-name="P54"><text:tab/><text:tab/>if cell[1] in [1, 2, 3] and leftUpperCorner == False:</text:p>
            <text:p text:style-name="P54"><text:tab/><text:tab/><text:tab/>return CellWeights['THIRD_LEVEL_NEAR_CORNER']</text:p>
            <text:p text:style-name="P54"><text:tab/><text:tab/>elif cell[1] in [10, 11, 12] and rightUpperCorner == False:</text:p>
            <text:p text:style-name="P54"><text:tab/><text:tab/><text:tab/>return CellWeights['THIRD_LEVEL_NEAR_CORNER']</text:p>
            <text:p text:style-name="P54"><text:tab/><text:tab/>else:</text:p>
            <text:p text:style-name="P54"><text:tab/><text:tab/><text:tab/>return CellWeights['OTHER_CELLS']</text:p>
            <text:p text:style-name="P54"><text:tab/>elif cell[0] == 10:</text:p>
            <text:p text:style-name="P54"><text:tab/><text:tab/>if cell[1] in [1, 2, 3] and leftBottomCorner == False:</text:p>
            <text:p text:style-name="P54"><text:tab/><text:tab/><text:tab/>return CellWeights['THIRD_LEVEL_NEAR_CORNER']</text:p>
            <text:p text:style-name="P54"><text:tab/><text:tab/>elif cell[1] in [10, 11, 12] and rightBottomCorner == False:</text:p>
            <text:p text:style-name="P54"><text:tab/><text:tab/><text:tab/>return CellWeights['THIRD_LEVEL_NEAR_CORNER']</text:p>
            <text:p text:style-name="P54"><text:tab/><text:tab/>else:</text:p>
            <text:p text:style-name="P54"><text:tab/><text:tab/><text:tab/>return CellWeights['OTHER_CELLS'] </text:p>
            <text:p text:style-name="P54"><text:tab/>elif cell[1] == 3:</text:p>
            <text:p text:style-name="P54"><text:tab/><text:tab/>if cell[0] in [1, 2] and leftUpperCorner == False:</text:p>
            <text:p text:style-name="P54"><text:tab/><text:tab/><text:tab/>return CellWeights['THIRD_LEVEL_NEAR_CORNER']</text:p>
            <text:p text:style-name="P54"><text:tab/><text:tab/>elif cell[0] in [11, 12] and leftBottomCorner == False:</text:p>
            <text:p text:style-name="P54"><text:tab/><text:tab/><text:tab/>return CellWeights['THIRD_LEVEL_NEAR_CORNER']</text:p>
            <text:p text:style-name="P54"><text:tab/><text:tab/>else:</text:p>
            <text:p text:style-name="P54"><text:tab/><text:tab/><text:tab/>return CellWeights['OTHER_CELLS'] </text:p>
            <text:p text:style-name="P54"><text:tab/>elif cell[1] == 10:</text:p>
            <text:p text:style-name="P54"><text:tab/><text:tab/>if cell[0] in [1, 2] and rightUpperCorner == False:</text:p>
            <text:p text:style-name="P54"><text:tab/><text:tab/><text:tab/>return CellWeights['THIRD_LEVEL_NEAR_CORNER']</text:p>
            <text:p text:style-name="P54"><text:tab/><text:tab/>elif cell[0] in [11, 12] and rightBottomCorner == False:</text:p>
            <text:p text:style-name="P54"><text:tab/><text:tab/><text:tab/>return CellWeights['THIRD_LEVEL_NEAR_CORNER']</text:p>
            <text:p text:style-name="P54"><text:tab/><text:tab/>else:</text:p>
            <text:p text:style-name="P54"><text:tab/><text:tab/><text:tab/>return CellWeights['OTHER_CELLS'] </text:p>
            <text:p text:style-name="P54"><text:tab/></text:p>
            <text:p text:style-name="P54"><text:tab/># All other cells on the board have the same weight.</text:p>
            <text:p text:style-name="P54"><text:tab/>return CellWeights['OTHER_CELLS']</text:p>
            <text:p text:style-name="P53"><text:tab/></text:p>
          </table:table-cell>
        </table:table-row>
      </table:table>
      <text:p text:style-name="P35"/>
      <text:p text:style-name="P18"><text:tab/></text:p>
      <text:p text:style-name="P47">4. <text:s/><text:span text:style-name="T1">Mini-Max</text:span> algorithm - <text:span text:style-name="T1">Implementation</text:span></text:p>
      <text:p text:style-name="P37"/>
      <table:table table:name="Table4" table:style-name="Table4">
        <table:table-column table:style-name="Table4.A"/>
        <table:table-row>
          <table:table-cell table:style-name="Table4.A1" office:value-type="string">
            <text:p text:style-name="P42"><text:span text:style-name="T26">MINI-MAX IMPLEMENTATION</text:span> CODE <text:span text:style-name="T19">(from ReversiAI.py)</text:span></text:p>
          </table:table-cell>
        </table:table-row>
        <table:table-row>
          <table:table-cell table:style-name="Table4.A2" office:value-type="string">
            <text:p text:style-name="P56">### Minimax Implementation:</text:p>
            <text:p text:style-name="P56">#</text:p>
            <text:p text:style-name="P56"># @param playerAColor - string "black" or "white"</text:p>
            <text:p text:style-name="P56"># @param playerBColor - string "black" or "white"</text:p>
            <text:p text:style-name="P56"># @param board - an object of class Board for the board representation</text:p>
            <text:p text:style-name="P56"># @return - move, value: The move object is the cordinates of the next cell</text:p>
            <text:p text:style-name="P56"># we should take (x,y) and the calculated value for this move</text:p>
            <text:p text:style-name="P56">def getBestMinimaxMove(playerAColor, playerBColor, board, coefficients, currentDepth, maxDepth):</text:p>
            <text:p text:style-name="P56"/>
            <text:p text:style-name="P56"><text:tab/># determine if we can do "Full search"</text:p>
            <text:p text:style-name="P56"><text:tab/>piecesNumber = board.piecesCount</text:p>
            <text:p text:style-name="P56"><text:tab/>if piecesNumber &gt;= AI_Constants['PIECES_TO_FULL_SEARCH'] and AI_Constants['PIECES_TO_FULL_SEARCH'] &gt; maxDepth:</text:p>
            <text:p text:style-name="P56"><text:tab/><text:tab/>maxDepth = AI_Constants['FULL_SEARCH_DEPTH']</text:p>
            <text:p text:style-name="P56"/>
            <text:p text:style-name="P56"/>
            <text:p text:style-name="P56"><text:tab/># Translate the guiBoard to Liteboard</text:p>
            <text:p text:style-name="P56"><text:tab/>liteBoard = LiteBoard(board,playerAColor,playerBColor)</text:p>
            <text:p text:style-name="P56"><text:tab/># Set Indicator that tells if the corners are captured or not</text:p>
            <text:p text:style-name="P56"><text:tab/>liteBoard.setCorners()</text:p>
            <text:p text:style-name="P56"><text:tab/>possibleMoves = liteBoard.getPossMoves(playerAColor, playerBColor)</text:p>
            <text:p text:style-name="P56"><text:tab/>if possibleMoves == "No moves":</text:p>
            <text:p text:style-name="P56"><text:tab/><text:tab/>return None, None</text:p>
            <text:p text:style-name="P56"/>
            <text:p text:style-name="P56"><text:tab/># The Maximizer turn<text:tab/><text:tab/><text:tab/></text:p>
            <text:p text:style-name="P56"><text:tab/>if currentDepth % 2 == 1:</text:p>
            <text:p text:style-name="P56"><text:tab/><text:tab/>bestMoveResult = -AI_Constants['INFINITY']</text:p>
            <text:p text:style-name="P56"><text:tab/><text:tab/># loop - for each of the possible moves:</text:p>
            <text:p text:style-name="P56"><text:tab/><text:tab/>for move in possibleMoves:</text:p>
            <text:p text:style-name="P56"><text:tab/><text:tab/><text:tab/># apply the move on liteBoard2 (auxiliary board)</text:p>
            <text:p text:style-name="P56"><text:tab/><text:tab/><text:tab/>liteBoard2 = LiteBoard(board,playerAColor,playerBColor, liteBoard)</text:p>
            <text:p text:style-name="P56"><text:tab/><text:tab/><text:tab/>liteBoard2.applyMove(move, playerAColor)</text:p>
            <text:p text:style-name="P56"><text:tab/><text:tab/><text:tab/></text:p>
            <text:p text:style-name="P56"><text:tab/><text:tab/><text:tab/># If we reach the maximum search tree depth, </text:p>
            <text:p text:style-name="P56"><text:tab/><text:tab/><text:tab/># evaluate the board using the heuristic function h()</text:p>
            <text:p text:style-name="P56"><text:tab/><text:tab/><text:tab/>if currentDepth == maxDepth:</text:p>
            <text:p text:style-name="P56"><text:tab/><text:tab/><text:tab/><text:tab/>moveResult = h(liteBoard2, playerAColor, coefficients)</text:p>
            <text:p text:style-name="P56"/>
            <text:p text:style-name="P56"><text:tab/><text:tab/><text:tab/># else - get down in the search tree (recursive call)</text:p>
            <text:p text:style-name="P56"><text:tab/><text:tab/><text:tab/>else:</text:p>
            <text:p text:style-name="P56"><text:tab/><text:tab/><text:tab/><text:tab/>move2, moveResult = getBestMinimaxMove(playerBColor, playerAColor, liteBoard2, coefficients, currentDepth+1, maxDepth)</text:p>
            <text:p text:style-name="P56"><text:tab/><text:tab/><text:tab/><text:tab/># If we don't have any possible moves in the further search</text:p>
            <text:p text:style-name="P56"><text:tab/><text:tab/><text:tab/><text:tab/># we want to evaluete the board in the current leveland then</text:p>
            <text:p text:style-name="P56"><text:tab/><text:tab/><text:tab/><text:tab/># compare it to the best option we already have</text:p>
            <text:p text:style-name="P56"><text:tab/><text:tab/><text:tab/><text:tab/>if move2 == None:</text:p>
            <text:p text:style-name="P56"><text:tab/><text:tab/><text:tab/><text:tab/><text:tab/>moveResult = h(liteBoard2, playerAColor, coefficients)</text:p>
            <text:p text:style-name="P56"><text:tab/><text:tab/><text:tab/>if moveResult &gt; bestMoveResult:</text:p>
            <text:p text:style-name="P56"><text:soft-page-break/><text:tab/><text:tab/><text:tab/><text:tab/>bestMoveResult = moveResult</text:p>
            <text:p text:style-name="P56"><text:tab/><text:tab/><text:tab/><text:tab/>bestMove = move</text:p>
            <text:p text:style-name="P56"/>
            <text:p text:style-name="P56"><text:tab/><text:tab/><text:tab/># Adding randomness</text:p>
            <text:p text:style-name="P56"><text:tab/><text:tab/><text:tab/>if moveResult == bestMoveResult:</text:p>
            <text:p text:style-name="P56"><text:tab/><text:tab/><text:tab/><text:tab/>randomNumber = randint(0,1)</text:p>
            <text:p text:style-name="P56"><text:tab/><text:tab/><text:tab/><text:tab/>if randomNumber == 1:</text:p>
            <text:p text:style-name="P56"><text:tab/><text:tab/><text:tab/><text:tab/><text:tab/>bestMoveResult = moveResult</text:p>
            <text:p text:style-name="P56"><text:tab/><text:tab/><text:tab/><text:tab/><text:tab/>bestMove = move</text:p>
            <text:p text:style-name="P56"/>
            <text:p text:style-name="P56"><text:tab/># The Minimizer turn<text:tab/><text:tab/></text:p>
            <text:p text:style-name="P56"><text:tab/>else:</text:p>
            <text:p text:style-name="P56"><text:tab/><text:tab/>bestMoveResult = AI_Constants['INFINITY']</text:p>
            <text:p text:style-name="P56"><text:tab/><text:tab/># loop - for each of the possible moves:</text:p>
            <text:p text:style-name="P56"><text:tab/><text:tab/>for move in possibleMoves:</text:p>
            <text:p text:style-name="P56"><text:tab/><text:tab/><text:tab/># apply the move on liteBoard2 (auxiliary board)</text:p>
            <text:p text:style-name="P56"><text:tab/><text:tab/><text:tab/>liteBoard2 = LiteBoard(board,playerAColor,playerBColor, liteBoard)</text:p>
            <text:p text:style-name="P56"><text:tab/><text:tab/><text:tab/>liteBoard2.applyMove(move, playerAColor)<text:tab/></text:p>
            <text:p text:style-name="P56"/>
            <text:p text:style-name="P56"><text:tab/><text:tab/><text:tab/># If we reach the maximum search tree depth, </text:p>
            <text:p text:style-name="P56"><text:tab/><text:tab/><text:tab/># evaluate the board using the heuristic function h()<text:tab/></text:p>
            <text:p text:style-name="P56"><text:tab/><text:tab/><text:tab/>if currentDepth == maxDepth:</text:p>
            <text:p text:style-name="P56"><text:tab/><text:tab/><text:tab/><text:tab/>moveResult = h(liteBoard2, playerBColor, coefficients)</text:p>
            <text:p text:style-name="P56"/>
            <text:p text:style-name="P56"><text:tab/><text:tab/><text:tab/># else - get down in the search tree (recursive call)</text:p>
            <text:p text:style-name="P56"><text:tab/><text:tab/><text:tab/>else:</text:p>
            <text:p text:style-name="P56"><text:tab/><text:tab/><text:tab/><text:tab/>move2, moveResult = getBestMinimaxMove(playerBColor, playerAColor, liteBoard2, coefficients, currentDepth+1, maxDepth)</text:p>
            <text:p text:style-name="P56"><text:tab/><text:tab/><text:tab/><text:tab/># If we don't have any possible moves in the further search</text:p>
            <text:p text:style-name="P56"><text:tab/><text:tab/><text:tab/><text:tab/># we want to evaluete the board in the current level and then</text:p>
            <text:p text:style-name="P56"><text:tab/><text:tab/><text:tab/><text:tab/># compare it to the best option we already have</text:p>
            <text:p text:style-name="P56"><text:tab/><text:tab/><text:tab/><text:tab/>if move2 == None:</text:p>
            <text:p text:style-name="P56"><text:tab/><text:tab/><text:tab/><text:tab/><text:tab/>moveResult = h(liteBoard2, playerBColor, coefficients)</text:p>
            <text:p text:style-name="P56"><text:tab/><text:tab/><text:tab/>if moveResult &lt; bestMoveResult:</text:p>
            <text:p text:style-name="P56"><text:tab/><text:tab/><text:tab/><text:tab/>bestMoveResult = moveResult</text:p>
            <text:p text:style-name="P56"><text:tab/><text:tab/><text:tab/><text:tab/>bestMove = move</text:p>
            <text:p text:style-name="P56"/>
            <text:p text:style-name="P56"><text:tab/><text:tab/><text:tab/># Adding randomness</text:p>
            <text:p text:style-name="P56"><text:tab/><text:tab/><text:tab/>if moveResult == bestMoveResult:</text:p>
            <text:p text:style-name="P56"><text:tab/><text:tab/><text:tab/><text:tab/>randomNumber = randint(0,1)</text:p>
            <text:p text:style-name="P56"><text:tab/><text:tab/><text:tab/><text:tab/>if randomNumber == 1:</text:p>
            <text:p text:style-name="P56"><text:tab/><text:tab/><text:tab/><text:tab/><text:tab/>bestMoveResult = moveResult</text:p>
            <text:p text:style-name="P56"><text:tab/><text:tab/><text:tab/><text:tab/><text:tab/>bestMove = move</text:p>
            <text:p text:style-name="P56"/>
            <text:p text:style-name="P56"><text:tab/>return bestMove, bestMoveResult</text:p>
            <text:p text:style-name="P56"/>
            <text:p text:style-name="P56">### End of Minimax Implementation</text:p>
          </table:table-cell>
        </table:table-row>
      </table:table>
      <text:p text:style-name="P15"/>
      <text:p text:style-name="P48">5. <text:s/><text:span text:style-name="T1">Alpha-beta pruning</text:span> algorithm - <text:s/><text:span text:style-name="T1">Implementation</text:span></text:p>
      <text:p text:style-name="P32"/>
      <text:p text:style-name="P38"/>
      <table:table table:name="Table5" table:style-name="Table5">
        <table:table-column table:style-name="Table5.A"/>
        <table:table-row>
          <table:table-cell table:style-name="Table5.A1" office:value-type="string">
            <text:p text:style-name="P43"><text:span text:style-name="T28">ALPHA-BETA IMPLEMENTATION</text:span> CODE <text:span text:style-name="T19">(from ReversiAI.py)</text:span></text:p>
          </table:table-cell>
        </table:table-row>
        <table:table-row>
          <table:table-cell table:style-name="Table5.A2" office:value-type="string">
            <text:p text:style-name="P57"/>
            <text:p text:style-name="P57">### Alphabeta Implementation:</text:p>
            <text:p text:style-name="P57">#</text:p>
            <text:p text:style-name="P57"># @param playerAColor - string "black" or "white"</text:p>
            <text:p text:style-name="P57"># @param playerBColor - string "black" or "white"</text:p>
            <text:p text:style-name="P57"># @param board - an object of class Board for the board representation</text:p>
            <text:p text:style-name="P57"># @param depth - defines in witch level of the search tree we are now</text:p>
            <text:p text:style-name="P57"># @param alpha - best already explored option, along the path to the root</text:p>
            <text:p text:style-name="P57"># for the Maximizer</text:p>
            <text:p text:style-name="P57"># @param beta - best already explored option, along the path to the root</text:p>
            <text:p text:style-name="P57"># for the Minimizer</text:p>
            <text:p text:style-name="P57"># @return - move, value: The move object is the cordinates of the next cell</text:p>
            <text:p text:style-name="P57"># we should take (x,y) and the calculated value for this move</text:p>
            <text:p text:style-name="P57">def getBestAlphaBetaMove(playerAColor, playerBColor, board, coefficients, currentDepth, maxDepth, alpha, beta):</text:p>
            <text:p text:style-name="P57"/>
            <text:p text:style-name="P57"><text:tab/># determine if we can do "Full search"</text:p>
            <text:p text:style-name="P57"><text:tab/>piecesNumber = board.piecesCount</text:p>
            <text:p text:style-name="P57"><text:tab/>if piecesNumber &gt;= AI_Constants['PIECES_TO_FULL_SEARCH']:</text:p>
            <text:p text:style-name="P57"><text:tab/><text:tab/>maxDepth = AI_Constants['FULL_SEARCH_DEPTH']</text:p>
            <text:p text:style-name="P57"/>
            <text:p text:style-name="P57"/>
            <text:p text:style-name="P57"><text:tab/># Translate the guiBoard to Liteboard</text:p>
            <text:p text:style-name="P57"><text:tab/>liteBoard = LiteBoard(board,playerAColor,playerBColor)</text:p>
            <text:p text:style-name="P57"><text:tab/># Set Indicator that tells if the corners are captured or not</text:p>
            <text:p text:style-name="P57"><text:tab/>liteBoard.setCorners()</text:p>
            <text:p text:style-name="P57"><text:tab/>possibleMoves = liteBoard.getPossMoves(playerAColor, playerBColor)</text:p>
            <text:p text:style-name="P57"><text:tab/>if possibleMoves == "No moves":</text:p>
            <text:p text:style-name="P57"><text:tab/><text:tab/>return None, None</text:p>
            <text:p text:style-name="P57"/>
            <text:p text:style-name="P57"><text:tab/># The MAximizer turn</text:p>
            <text:p text:style-name="P57"><text:tab/>if currentDepth % 2 == 1:</text:p>
            <text:p text:style-name="P57"/>
            <text:p text:style-name="P57"><text:tab/><text:tab/>bestMoveResult = alpha</text:p>
            <text:p text:style-name="P57"><text:tab/><text:tab/>bestMove = None</text:p>
            <text:p text:style-name="P57"/>
            <text:p text:style-name="P57"><text:tab/><text:tab/># loop - for each of the possible moves:</text:p>
            <text:p text:style-name="P57"><text:tab/><text:tab/>for move in possibleMoves:</text:p>
            <text:p text:style-name="P57"><text:tab/><text:tab/><text:tab/># apply the move on liteBoard2 (auxiliary board)</text:p>
            <text:p text:style-name="P57"><text:tab/><text:tab/><text:tab/>liteBoard2 = LiteBoard(board,playerAColor,playerBColor, liteBoard)</text:p>
            <text:p text:style-name="P57"><text:tab/><text:tab/><text:tab/>liteBoard2.applyMove(move, playerAColor)</text:p>
            <text:p text:style-name="P57"><text:tab/><text:tab/><text:tab/></text:p>
            <text:p text:style-name="P57"><text:tab/><text:tab/><text:tab/># If we reach the maximum search tree depth, </text:p>
            <text:p text:style-name="P57"><text:tab/><text:tab/><text:tab/># evaluate the board using the heuristic function h()<text:tab/></text:p>
            <text:p text:style-name="P57"><text:tab/><text:tab/><text:tab/>if currentDepth == maxDepth:</text:p>
            <text:p text:style-name="P57"><text:tab/><text:tab/><text:tab/><text:tab/>moveResult = h(liteBoard2, playerAColor, coefficients)</text:p>
            <text:p text:style-name="P57"/>
            <text:p text:style-name="P57"><text:tab/><text:tab/><text:tab/># else - get down in the search tree (recursive call)<text:tab/><text:tab/><text:tab/></text:p>
            <text:p text:style-name="P57"><text:tab/><text:tab/><text:tab/>else:</text:p>
            <text:p text:style-name="P57"><text:tab/><text:tab/><text:tab/><text:tab/>move2, moveResult = getBestAlphaBetaMove(playerBColor, playerAColor, liteBoard2, coefficients, currentDepth+1, maxDepth, alpha, <text:soft-page-break/>bestMoveResult)</text:p>
            <text:p text:style-name="P57"><text:tab/><text:tab/><text:tab/><text:tab/># If we don't have any possible moves in the further search</text:p>
            <text:p text:style-name="P57"><text:tab/><text:tab/><text:tab/><text:tab/># we want to evaluete the board in the current level and then</text:p>
            <text:p text:style-name="P57"><text:tab/><text:tab/><text:tab/><text:tab/># compare it to the best option we already have</text:p>
            <text:p text:style-name="P57"><text:tab/><text:tab/><text:tab/><text:tab/>if move2 == None:</text:p>
            <text:p text:style-name="P57"><text:tab/><text:tab/><text:tab/><text:tab/><text:tab/>moveResult = h(liteBoard2, playerAColor, coefficients)</text:p>
            <text:p text:style-name="P57"><text:tab/><text:tab/><text:tab/></text:p>
            <text:p text:style-name="P57"><text:tab/><text:tab/><text:tab/># AlphaBeta pruning : cut off the branch if the current </text:p>
            <text:p text:style-name="P57"><text:tab/><text:tab/><text:tab/># result greater then beta</text:p>
            <text:p text:style-name="P57"><text:tab/><text:tab/><text:tab/>if moveResult &gt;= beta:</text:p>
            <text:p text:style-name="P57"><text:tab/><text:tab/><text:tab/><text:tab/>return move, moveResult</text:p>
            <text:p text:style-name="P57"/>
            <text:p text:style-name="P57"><text:tab/><text:tab/><text:tab/>if moveResult &gt; bestMoveResult:</text:p>
            <text:p text:style-name="P57"><text:tab/><text:tab/><text:tab/><text:tab/>bestMoveResult = moveResult</text:p>
            <text:p text:style-name="P57"><text:tab/><text:tab/><text:tab/><text:tab/>bestMove = move</text:p>
            <text:p text:style-name="P57"/>
            <text:p text:style-name="P57"><text:tab/><text:tab/><text:tab/># Adding randomness</text:p>
            <text:p text:style-name="P57"><text:tab/><text:tab/><text:tab/>if moveResult == bestMoveResult:</text:p>
            <text:p text:style-name="P57"><text:tab/><text:tab/><text:tab/><text:tab/>randomNumber = randint(0,1)</text:p>
            <text:p text:style-name="P57"><text:tab/><text:tab/><text:tab/><text:tab/>if randomNumber == 1:</text:p>
            <text:p text:style-name="P57"><text:tab/><text:tab/><text:tab/><text:tab/><text:tab/>bestMoveResult = moveResult</text:p>
            <text:p text:style-name="P57"><text:tab/><text:tab/><text:tab/><text:tab/><text:tab/>bestMove = move</text:p>
            <text:p text:style-name="P57"/>
            <text:p text:style-name="P57"><text:tab/># The Minimizer turn</text:p>
            <text:p text:style-name="P57"><text:tab/>else:</text:p>
            <text:p text:style-name="P57"><text:tab/><text:tab/>bestMoveResult = beta</text:p>
            <text:p text:style-name="P57"><text:tab/><text:tab/>bestMove = None</text:p>
            <text:p text:style-name="P57"><text:tab/><text:tab/># loop - for each of the possible moves:</text:p>
            <text:p text:style-name="P57"><text:tab/><text:tab/>for move in possibleMoves:</text:p>
            <text:p text:style-name="P57"><text:tab/><text:tab/><text:tab/># apply the move on liteBoard2 (auxiliary board)</text:p>
            <text:p text:style-name="P57"><text:tab/><text:tab/><text:tab/>liteBoard2 = LiteBoard(board,playerAColor,playerBColor, liteBoard)</text:p>
            <text:p text:style-name="P57"><text:tab/><text:tab/><text:tab/>liteBoard2.applyMove(move, playerAColor)</text:p>
            <text:p text:style-name="P57"/>
            <text:p text:style-name="P57"><text:tab/><text:tab/><text:tab/># If we reach the maximum search tree depth, </text:p>
            <text:p text:style-name="P57"><text:tab/><text:tab/><text:tab/># evaluate the board using the heuristic function h()<text:tab/></text:p>
            <text:p text:style-name="P57"><text:tab/><text:tab/><text:tab/>if currentDepth == maxDepth:</text:p>
            <text:p text:style-name="P57"><text:tab/><text:tab/><text:tab/><text:tab/>moveResult = h(liteBoard2, playerAColor, coefficients)</text:p>
            <text:p text:style-name="P57"/>
            <text:p text:style-name="P57"><text:tab/><text:tab/><text:tab/># else - get down in the search tree (recursive call)</text:p>
            <text:p text:style-name="P57"><text:tab/><text:tab/><text:tab/>else:</text:p>
            <text:p text:style-name="P57"><text:tab/><text:tab/><text:tab/><text:tab/>move2, moveResult = getBestAlphaBetaMove(playerBColor, playerAColor, liteBoard2, coefficients, currentDepth+1, maxDepth, bestMoveResult, beta)</text:p>
            <text:p text:style-name="P57"><text:tab/><text:tab/><text:tab/><text:tab/># If we don't have any possible moves in the further search</text:p>
            <text:p text:style-name="P57"><text:tab/><text:tab/><text:tab/><text:tab/># we want to evaluete the board in the current level and then</text:p>
            <text:p text:style-name="P57"><text:tab/><text:tab/><text:tab/><text:tab/># compare it to the best option we already have</text:p>
            <text:p text:style-name="P57"><text:tab/><text:tab/><text:tab/><text:tab/>if move2 == None:</text:p>
            <text:p text:style-name="P57"><text:tab/><text:tab/><text:tab/><text:tab/><text:tab/>moveResult = h(liteBoard2, playerBColor, coefficients)</text:p>
            <text:p text:style-name="P57"/>
            <text:p text:style-name="P57"><text:tab/><text:tab/><text:tab/># AlphaBeta pruning : cut off the branch if the current </text:p>
            <text:p text:style-name="P57"><text:soft-page-break/><text:tab/><text:tab/><text:tab/># result greater then beta</text:p>
            <text:p text:style-name="P57"><text:tab/><text:tab/><text:tab/>if moveResult &lt;= alpha:</text:p>
            <text:p text:style-name="P57"><text:tab/><text:tab/><text:tab/><text:tab/>return move, moveResult</text:p>
            <text:p text:style-name="P57"/>
            <text:p text:style-name="P57"><text:tab/><text:tab/><text:tab/>if moveResult &lt; bestMoveResult:</text:p>
            <text:p text:style-name="P57"><text:tab/><text:tab/><text:tab/><text:tab/>bestMoveResult = moveResult</text:p>
            <text:p text:style-name="P57"><text:tab/><text:tab/><text:tab/><text:tab/>bestMove = move</text:p>
            <text:p text:style-name="P57"/>
            <text:p text:style-name="P57"><text:tab/><text:tab/><text:tab/># Adding randomness</text:p>
            <text:p text:style-name="P57"><text:tab/><text:tab/><text:tab/>if moveResult == bestMoveResult:</text:p>
            <text:p text:style-name="P57"><text:tab/><text:tab/><text:tab/><text:tab/>randomNumber = randint(0,1)</text:p>
            <text:p text:style-name="P57"><text:tab/><text:tab/><text:tab/><text:tab/>if randomNumber == 1:</text:p>
            <text:p text:style-name="P57"><text:tab/><text:tab/><text:tab/><text:tab/><text:tab/>bestMoveResult = moveResult</text:p>
            <text:p text:style-name="P57"><text:tab/><text:tab/><text:tab/><text:tab/><text:tab/>bestMove = move</text:p>
            <text:p text:style-name="P57"/>
            <text:p text:style-name="P57"><text:tab/>return bestMove, bestMoveResult</text:p>
            <text:p text:style-name="P57">### End of Alphabeta Implementation</text:p>
          </table:table-cell>
        </table:table-row>
      </table:table>
      <text:p text:style-name="P16"/>
      <text:p text:style-name="P49"><text:span text:style-name="T29">6. </text:span>Discussion and conclusion</text:p>
      <text:p text:style-name="P19"/>
      <text:p text:style-name="P19"><text:tab/>As we seen there are a lot of different options for the heuristic function. each option gives us the impression that the computer plays better or worse. There are many experiments we can do to try and achieve the best performance. The experiments include not only changing the heuristics but also playing with the depth of the search tree. </text:p>
      <text:p text:style-name="P19"><text:tab/>Our Implementation prooves the fact that the choice of the searching algorithm (Mini-max or Alpha-beta) plays an important role on the preformance of our program. We had mesured time on a position in the middle of the game, with givven depth 5 and aproximately 10-12 possible moves for the next turn, with both Mini-max and Alpha-beta. <text:span text:style-name="T20">We noticed that It took for the Mini-max algorithm aproximately 20 minutes, when the next turn calculated with Alpha-beta in aproximately 5 minutes.</text:span></text:p>
      <text:p text:style-name="P20"><text:tab/><text:span text:style-name="T20">Also The data structures used for the project implementation are important for the program working faster. <text:s/>This priject was not exactly focusing on fast performance, but when we are talking about search through thousends of different board combinations, the working speed is sensable. To find the perfect heuristic function, we should make a lot of tests, and if each turn takes the computer around 5 minutes to perform, the research would take a lot of time.</text:span></text:p>
      <text:p text:style-name="P20"/>
      <text:p text:style-name="P20"/>
      <text:p text:style-name="P50"><text:span text:style-name="T29">7. </text:span>Technical overview</text:p>
      <text:p text:style-name="P20"/>
      <text:p text:style-name="P22"><text:tab/>We implemented our project using python3. We took the GUI source code, main part of witch was already written by other students, and modified it to serve our needs. The GUI was written using the Tkinter <text:span text:style-name="T29">library.</text:span></text:p>
      <text:p text:style-name="P20"><text:tab/><text:span text:style-name="T21">The main part of our work focused on ReversiBoard.py witch is the Liteboard implementation (The auxiliary board that we used for the search and evaluation), and ReversiAI.py. witch includes the heuristic function, the Mini-max and the Alpha-beta algorithms.</text:span></text:p>
      <text:p text:style-name="P20"><text:tab/><text:span text:style-name="T21">We used Git for version control. The repository is available on Github. We made public access to the repository as soon as we finished writing the code and the documentation. All stages of development could be inspected in the commit history.</text:span></text:p>
      <text:p text:style-name="P20"/>
      <text:p text:style-name="P20"/>
      <text:p text:style-name="P51"><text:span text:style-name="T30">8. </text:span>Installation and using guide</text:p>
      <text:p text:style-name="P21"/>
      <text:p text:style-name="P21"><text:tab/>The windows executable <text:span text:style-name="T31">ReversiMain.exe, along with all necessary files to run the program, are</text:span> submitted on usb flash drive, <text:span text:style-name="T31">zipped into reversi.zip</text:span>. It doesn't require an installation to the windows regestry.</text:p>
      <text:p text:style-name="P21"><text:tab/><text:span text:style-name="T31">Beside the zip file, you will find the /source folder with the source code and the docs.</text:span></text:p>
      <text:p text:style-name="P21"><text:tab/></text:p>
      <text:p text:style-name="P21">Usage: </text:p>
      <text:p text:style-name="P23">0) unzip reversi.zip to any desired place (e.g C:\tmp\reversi)</text:p>
      <text:p text:style-name="P21">1)Run the <text:span text:style-name="T32">R</text:span>eversi<text:span text:style-name="T32">Main</text:span>.exe</text:p>
      <text:p text:style-name="P21">2) Choose one of 3 desired modes to play the game:</text:p>
      <text:p text:style-name="P21"><text:tab/>2.1 Human vs AI</text:p>
      <text:p text:style-name="P21"><text:tab/>2.2 Human vs AI</text:p>
      <text:p text:style-name="P21"><text:tab/>2.3 AI vs AI</text:p>
      <text:p text:style-name="P24">4) For each of the desired options, you will be guided to make a choice of the searching algorithm (Mini-max or Alpha-beta), the search tree depth, and the parameters for the Heuristic function you desire to experiment with. </text:p>
      <text:p text:style-name="P24"><text:tab/>The Default Heuristic function is h(), as documented abo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achlieli CLM1" svg:font-family="'Nachlieli CLM'"/>
    <style:font-face style:name="DejaVu Sans Mono" svg:font-family="'DejaVu Sans Mono'" style:font-family-generic="modern" style:font-pitch="fixed"/>
    <style:font-face style:name="DejaVu Sans Mono1" svg:font-family="'DejaVu Sans Mono'"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achlieli CLM" svg:font-family="'Nachlieli CLM'"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Nachlieli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Nachlieli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1"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1"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1" style:font-family-complex="'Nachlieli CLM'"/>
    </style:style>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lya </meta:initial-creator>
    <meta:creation-date>2017-01-02T05:40:09.056023150</meta:creation-date>
    <dc:date>2017-01-24T17:46:42.109134800</dc:date>
    <dc:creator>Ilya </dc:creator>
    <meta:editing-duration>PT4H15M27S</meta:editing-duration>
    <meta:editing-cycles>65</meta:editing-cycles>
    <meta:generator>LibreOffice/5.1.4.2$Linux_X86_64 LibreOffice_project/10m0$Build-2</meta:generator>
    <meta:document-statistic meta:table-count="5" meta:image-count="0" meta:object-count="0" meta:page-count="17" meta:paragraph-count="487" meta:word-count="3091" meta:character-count="21875" meta:non-whitespace-character-count="18322"/>
  </office:meta>
</office:document-meta>
</file>